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7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>
        <style:tab-stops>
          <style:tab-stop style:position="0.118cm"/>
        </style:tab-stops>
      </style:paragraph-properties>
      <style:text-properties officeooo:paragraph-rsid="00015d37" fo:hyphenate="false" fo:hyphenation-remain-char-count="2" fo:hyphenation-push-char-count="2" loext:hyphenation-no-caps="false"/>
    </style:style>
    <style:style style:name="P3" style:family="paragraph" style:parent-style-name="Heading_20_1">
      <style:paragraph-properties fo:margin-left="0cm" fo:margin-right="0cm" fo:margin-top="0.968cm" fo:margin-bottom="0.968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/>
      <style:text-properties officeooo:rsid="00700118" officeooo:paragraph-rsid="00700118" fo:hyphenate="false" fo:hyphenation-remain-char-count="2" fo:hyphenation-push-char-count="2" loext:hyphenation-no-caps="false"/>
    </style:style>
    <style:style style:name="P4" style:family="paragraph" style:parent-style-name="Heading_20_3">
      <style:paragraph-properties fo:margin-top="0.423cm" fo:margin-bottom="0cm" loext:contextual-spacing="false"/>
      <style:text-properties fo:font-size="14pt" fo:language="ru" fo:country="RU" officeooo:paragraph-rsid="00015d37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015d37"/>
    </style:style>
    <style:style style:name="P6" style:family="paragraph" style:parent-style-name="Standard">
      <style:paragraph-properties fo:line-height="0.318cm" fo:orphans="0" fo:widows="0"/>
      <style:text-properties officeooo:paragraph-rsid="00015d37"/>
    </style:style>
    <style:style style:name="P7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15d37" style:font-size-asian="10pt" style:font-size-complex="10pt"/>
    </style:style>
    <style:style style:name="P8" style:family="paragraph" style:parent-style-name="Standard">
      <style:paragraph-properties fo:margin-top="0.847cm" fo:margin-bottom="0cm" loext:contextual-spacing="false" fo:text-align="center" style:justify-single-word="false" fo:orphans="0" fo:widows="0"/>
      <style:text-properties officeooo:paragraph-rsid="00015d37"/>
    </style:style>
    <style:style style:name="P9" style:family="paragraph" style:parent-style-name="Standard">
      <style:paragraph-properties fo:margin-top="2.117cm" fo:margin-bottom="0cm" loext:contextual-spacing="false" fo:orphans="0" fo:widows="0"/>
      <style:text-properties officeooo:paragraph-rsid="00015d37"/>
    </style:style>
    <style:style style:name="P10" style:family="paragraph" style:parent-style-name="Standard">
      <style:paragraph-properties fo:margin-top="0.212cm" fo:margin-bottom="0cm" loext:contextual-spacing="false" fo:line-height="150%" fo:orphans="0" fo:widows="0"/>
      <style:text-properties officeooo:paragraph-rsid="00015d37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paragraph-rsid="00015d37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language="en" fo:country="US" officeooo:paragraph-rsid="00015d37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fo:language="ru" fo:country="RU" officeooo:paragraph-rsid="00015d37" style:font-size-asian="12pt" style:font-size-complex="12pt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officeooo:rsid="000db5b7" officeooo:paragraph-rsid="000db5b7" style:font-size-asian="12pt" style:font-size-complex="12pt"/>
    </style:style>
    <style:style style:name="P15" style:family="paragraph" style:parent-style-name="Standard">
      <style:paragraph-properties fo:margin-top="2.963cm" fo:margin-bottom="0cm" loext:contextual-spacing="false" fo:line-height="150%" fo:orphans="0" fo:widows="0"/>
      <style:text-properties officeooo:paragraph-rsid="00015d37"/>
    </style:style>
    <style:style style:name="P16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15d37"/>
    </style:style>
    <style:style style:name="P17" style:family="paragraph" style:parent-style-name="Standard">
      <style:paragraph-properties fo:margin-top="2.572cm" fo:margin-bottom="0.101cm" loext:contextual-spacing="false" fo:text-align="center" style:justify-single-word="false" fo:orphans="0" fo:widows="0"/>
      <style:text-properties officeooo:paragraph-rsid="00015d37"/>
    </style:style>
    <style:style style:name="P18" style:family="paragraph" style:parent-style-name="Text_20_body">
      <style:paragraph-properties fo:margin-top="0cm" fo:margin-bottom="0cm" loext:contextual-spacing="true"/>
      <style:text-properties officeooo:paragraph-rsid="00015d37"/>
    </style:style>
    <style:style style:name="P19" style:family="paragraph" style:parent-style-name="Text_20_body">
      <style:paragraph-properties fo:margin-top="2.117cm" fo:margin-bottom="0cm" loext:contextual-spacing="true"/>
      <style:text-properties officeooo:paragraph-rsid="00015d37"/>
    </style:style>
    <style:style style:name="P20" style:family="paragraph" style:parent-style-name="Heading_20_1">
      <style:text-properties style:font-name="Times New Roman" fo:font-size="12pt" fo:language="ru" fo:country="RU" fo:font-weight="bold" officeooo:rsid="00034964" officeooo:paragraph-rsid="0002339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officeooo:rsid="000db5b7" officeooo:paragraph-rsid="000db5b7"/>
    </style:style>
    <style:style style:name="P22" style:family="paragraph" style:parent-style-name="Text_20_body">
      <style:paragraph-properties fo:line-height="115%"/>
      <style:text-properties fo:language="ru" fo:country="RU" fo:font-style="normal" officeooo:rsid="0022ef8f" officeooo:paragraph-rsid="0022ef8f" style:font-style-asian="normal" style:font-style-complex="normal"/>
    </style:style>
    <style:style style:name="P23" style:family="paragraph" style:parent-style-name="Text_20_body">
      <style:text-properties fo:language="ru" fo:country="RU" fo:font-style="normal" officeooo:rsid="0089c5d6" officeooo:paragraph-rsid="0089c5d6" style:font-style-asian="normal" style:font-style-complex="normal"/>
    </style:style>
    <style:style style:name="P24" style:family="paragraph" style:parent-style-name="Text_20_body">
      <style:text-properties fo:language="ru" fo:country="RU" fo:font-style="normal" officeooo:rsid="008ae360" officeooo:paragraph-rsid="008ae360" style:font-style-asian="normal" style:font-style-complex="normal"/>
    </style:style>
    <style:style style:name="P25" style:family="paragraph" style:parent-style-name="Text_20_body">
      <style:text-properties fo:language="ru" fo:country="RU" fo:font-style="normal" officeooo:rsid="008c6e5a" officeooo:paragraph-rsid="008c6e5a" style:font-style-asian="normal" style:font-style-complex="normal"/>
    </style:style>
    <style:style style:name="P26" style:family="paragraph" style:parent-style-name="Text_20_body">
      <style:paragraph-properties fo:line-height="115%"/>
      <style:text-properties fo:language="en" fo:country="US" fo:font-style="normal" officeooo:rsid="007be82f" officeooo:paragraph-rsid="007be82f" style:font-style-asian="normal" style:font-style-complex="normal"/>
    </style:style>
    <style:style style:name="P27" style:family="paragraph" style:parent-style-name="Text_20_body">
      <style:text-properties officeooo:paragraph-rsid="0079507f"/>
    </style:style>
    <style:style style:name="P28" style:family="paragraph" style:parent-style-name="Text_20_body">
      <style:text-properties officeooo:paragraph-rsid="00797bd1"/>
    </style:style>
    <style:style style:name="P29" style:family="paragraph" style:parent-style-name="Text_20_body">
      <style:text-properties officeooo:rsid="007adfea" officeooo:paragraph-rsid="007adfea"/>
    </style:style>
    <style:style style:name="P30" style:family="paragraph" style:parent-style-name="Text_20_body">
      <style:text-properties officeooo:paragraph-rsid="007fa4eb"/>
    </style:style>
    <style:style style:name="P31" style:family="paragraph" style:parent-style-name="Text_20_body">
      <style:text-properties officeooo:paragraph-rsid="0081b4d8"/>
    </style:style>
    <style:style style:name="P32" style:family="paragraph" style:parent-style-name="Text_20_body">
      <style:text-properties officeooo:paragraph-rsid="0085d783"/>
    </style:style>
    <style:style style:name="P33" style:family="paragraph" style:parent-style-name="Text_20_body">
      <style:text-properties officeooo:paragraph-rsid="00864b60"/>
    </style:style>
    <style:style style:name="P34" style:family="paragraph" style:parent-style-name="Text_20_body">
      <style:text-properties officeooo:paragraph-rsid="0089c5d6"/>
    </style:style>
    <style:style style:name="P35" style:family="paragraph" style:parent-style-name="Text_20_body">
      <style:text-properties officeooo:paragraph-rsid="008ae360"/>
    </style:style>
    <style:style style:name="P36" style:family="paragraph" style:parent-style-name="Text_20_body">
      <style:text-properties officeooo:paragraph-rsid="008f6280"/>
    </style:style>
    <style:style style:name="P37" style:family="paragraph" style:parent-style-name="Код">
      <style:text-properties style:font-name="Courier New" fo:font-size="10pt" style:font-size-asian="10pt" style:font-size-complex="10pt"/>
    </style:style>
    <style:style style:name="P38" style:family="paragraph" style:parent-style-name="Код">
      <style:text-properties style:font-name="Courier New" fo:font-size="10pt" officeooo:paragraph-rsid="008554f8" style:font-size-asian="10pt" style:font-size-complex="10pt"/>
    </style:style>
    <style:style style:name="P39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15d37"/>
    </style:style>
    <style:style style:name="P40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15d37"/>
    </style:style>
    <style:style style:name="P41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2339d"/>
    </style:style>
    <style:style style:name="P42" style:family="paragraph" style:parent-style-name="Text_20_body" style:list-style-name="L1">
      <style:text-properties officeooo:paragraph-rsid="0076218d"/>
    </style:style>
    <style:style style:name="P43" style:family="paragraph" style:parent-style-name="Text_20_body" style:list-style-name="L1">
      <style:text-properties officeooo:paragraph-rsid="0072aa6f"/>
    </style:style>
    <style:style style:name="P44" style:family="paragraph" style:parent-style-name="Text_20_body" style:list-style-name="L1">
      <style:text-properties officeooo:paragraph-rsid="00219af6"/>
    </style:style>
    <style:style style:name="P45" style:family="paragraph" style:parent-style-name="Text_20_body" style:list-style-name="L1">
      <style:text-properties officeooo:paragraph-rsid="0021bd43"/>
    </style:style>
    <style:style style:name="P46" style:family="paragraph" style:parent-style-name="Text_20_body" style:list-style-name="L1">
      <style:text-properties officeooo:paragraph-rsid="0022ef8f"/>
    </style:style>
    <style:style style:name="P47" style:family="paragraph" style:parent-style-name="Text_20_body" style:list-style-name="L1">
      <style:text-properties fo:language="ru" fo:country="RU" fo:font-style="normal" officeooo:rsid="00219af6" officeooo:paragraph-rsid="00219af6" style:font-style-asian="normal" style:font-style-complex="normal"/>
    </style:style>
    <style:style style:name="P48" style:family="paragraph" style:parent-style-name="Text_20_body">
      <style:paragraph-properties fo:line-height="115%"/>
      <style:text-properties fo:language="ru" fo:country="RU" fo:font-style="normal" officeooo:rsid="0089c5d6" officeooo:paragraph-rsid="0089c5d6" style:font-style-asian="normal" style:font-style-complex="normal"/>
    </style:style>
    <style:style style:name="P49" style:family="paragraph" style:parent-style-name="Text_20_body" style:list-style-name="L1">
      <style:text-properties fo:language="ru" fo:country="RU" fo:font-style="normal" officeooo:rsid="008c6e5a" officeooo:paragraph-rsid="008c6e5a" style:font-style-asian="normal" style:font-style-complex="normal"/>
    </style:style>
    <style:style style:name="P50" style:family="paragraph" style:parent-style-name="Text_20_body" style:list-style-name="L1">
      <style:text-properties fo:language="ru" fo:country="RU" officeooo:rsid="007adfea" officeooo:paragraph-rsid="007adfea"/>
    </style:style>
    <style:style style:name="P51" style:family="paragraph" style:parent-style-name="Text_20_body">
      <style:text-properties fo:language="ru" fo:country="RU" officeooo:rsid="007fa4eb" officeooo:paragraph-rsid="007fa4eb"/>
    </style:style>
    <style:style style:name="P52" style:family="paragraph" style:parent-style-name="Text_20_body" style:list-style-name="L1">
      <style:text-properties fo:language="ru" fo:country="RU" officeooo:rsid="008863e1" officeooo:paragraph-rsid="008863e1"/>
    </style:style>
    <style:style style:name="P5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indent="0cm" style:auto-text-indent="false" style:page-number="auto" fo:background-color="transparent"/>
      <style:text-properties fo:language="ru" fo:country="RU" officeooo:rsid="0076218d" officeooo:paragraph-rsid="0076218d"/>
    </style:style>
    <style:style style:name="P54" style:family="paragraph" style:parent-style-name="Text_20_body" style:list-style-name="L1">
      <style:paragraph-properties fo:break-before="page"/>
      <style:text-properties officeooo:paragraph-rsid="00237a61"/>
    </style:style>
    <style:style style:name="P55" style:family="paragraph" style:parent-style-name="Text_20_body" style:list-style-name="L1">
      <style:paragraph-properties fo:break-before="page"/>
      <style:text-properties fo:language="ru" fo:country="RU" fo:font-style="normal" officeooo:rsid="0089c5d6" officeooo:paragraph-rsid="0089c5d6" style:font-style-asian="normal" style:font-style-complex="normal"/>
    </style:style>
    <style:style style:name="P56" style:family="paragraph" style:parent-style-name="Код">
      <style:text-properties fo:color="#000000" style:font-name="Courier New" fo:font-size="10pt" officeooo:paragraph-rsid="008554f8" style:font-size-asian="10pt" style:font-size-complex="10pt"/>
    </style:style>
    <style:style style:name="P57" style:family="paragraph" style:parent-style-name="Код">
      <style:text-properties style:font-name="Courier New" fo:font-size="10pt" style:font-size-asian="10pt" style:font-size-complex="10pt"/>
    </style:style>
    <style:style style:name="P58" style:family="paragraph" style:parent-style-name="Код" style:list-style-name="L1">
      <style:text-properties style:font-name="Courier New" fo:font-size="10pt" style:font-size-asian="10pt" style:font-size-complex="10pt"/>
    </style:style>
    <style:style style:name="P59" style:family="paragraph" style:parent-style-name="Код" style:list-style-name="L1">
      <style:text-properties style:font-name="Courier New" fo:font-size="10pt" officeooo:paragraph-rsid="008554f8" style:font-size-asian="10pt" style:font-size-complex="10pt"/>
    </style:style>
    <style:style style:name="P60" style:family="paragraph" style:parent-style-name="Код" style:list-style-name="L1">
      <style:text-properties style:font-name="Courier New" fo:font-size="10pt" fo:language="en" fo:country="US" officeooo:rsid="0092d529" officeooo:paragraph-rsid="0092d529" style:font-size-asian="10pt" style:font-size-complex="10pt"/>
    </style:style>
    <style:style style:name="P61" style:family="paragraph" style:parent-style-name="Код">
      <style:text-properties style:font-name="Courier New" fo:font-size="10pt" fo:language="en" fo:country="US" officeooo:rsid="0092d529" officeooo:paragraph-rsid="0092d529" style:font-size-asian="10pt" style:font-size-complex="10pt"/>
    </style:style>
    <style:style style:name="P62" style:family="paragraph" style:parent-style-name="Код" style:list-style-name="L2" style:master-page-name="">
      <loext:graphic-properties draw:fill="none" draw:fill-color="#729fcf"/>
      <style:paragraph-properties fo:margin-left="1.3cm" fo:margin-right="0cm" fo:margin-top="0cm" fo:margin-bottom="0cm" loext:contextual-spacing="false" fo:text-indent="-0.6cm" style:auto-text-indent="false" style:page-number="auto" fo:background-color="transparent"/>
      <style:text-properties style:font-name="Courier New" fo:font-size="10pt" style:font-size-asian="10pt" style:font-size-complex="10pt"/>
    </style:style>
    <style:style style:name="P63" style:family="paragraph" style:parent-style-name="Код" style:list-style-name="L2">
      <loext:graphic-properties draw:fill="none" draw:fill-color="#729fcf"/>
      <style:paragraph-properties fo:margin-left="1.3cm" fo:margin-right="0cm" fo:margin-top="0cm" fo:margin-bottom="0cm" loext:contextual-spacing="false" fo:text-indent="-0.6cm" style:auto-text-indent="false" fo:background-color="transparent"/>
      <style:text-properties style:font-name="Courier New" fo:font-size="10pt" style:font-size-asian="10pt" style:font-size-complex="10pt"/>
    </style:style>
    <style:style style:name="T1" style:family="text">
      <style:text-properties style:use-window-font-color="true" style:font-name="Times New Roman" fo:font-size="12pt" fo:language="ru" fo:country="RU" fo:font-weight="bold" officeooo:rsid="00015d37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2" style:family="text">
      <style:text-properties style:use-window-font-color="true" style:font-name="Times New Roman" fo:font-size="12pt" fo:language="ru" fo:country="RU" fo:font-weight="bold" officeooo:rsid="00034964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3" style:family="text">
      <style:text-properties fo:font-size="12pt" officeooo:rsid="00015d37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ru" fo:country="RU" officeooo:rsid="00034964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officeooo:rsid="000ebd98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officeooo:rsid="00219af6" style:font-style-asian="italic" style:font-style-complex="italic"/>
    </style:style>
    <style:style style:name="T11" style:family="text">
      <style:text-properties fo:language="en" fo:country="US" fo:font-style="italic" officeooo:rsid="0071cf80" style:font-style-asian="italic" style:font-style-complex="italic"/>
    </style:style>
    <style:style style:name="T12" style:family="text">
      <style:text-properties fo:language="en" fo:country="US" fo:font-style="italic" officeooo:rsid="0072aa6f" style:font-style-asian="italic" style:font-style-complex="italic"/>
    </style:style>
    <style:style style:name="T13" style:family="text">
      <style:text-properties fo:language="en" fo:country="US" fo:font-style="italic" officeooo:rsid="007fa4eb" style:font-style-asian="italic" style:font-style-complex="italic"/>
    </style:style>
    <style:style style:name="T14" style:family="text">
      <style:text-properties fo:language="en" fo:country="US" fo:font-style="italic" officeooo:rsid="0089c5d6" style:font-style-asian="italic" style:font-style-complex="italic"/>
    </style:style>
    <style:style style:name="T15" style:family="text">
      <style:text-properties fo:language="en" fo:country="US" fo:font-style="italic" officeooo:rsid="008ae360" style:font-style-asian="italic" style:font-style-complex="italic"/>
    </style:style>
    <style:style style:name="T16" style:family="text">
      <style:text-properties fo:language="en" fo:country="US" fo:font-style="italic" officeooo:rsid="008bb57e" style:font-style-asian="italic" style:font-style-complex="italic"/>
    </style:style>
    <style:style style:name="T17" style:family="text">
      <style:text-properties fo:language="en" fo:country="US" fo:font-style="normal" officeooo:rsid="00219af6" style:font-style-asian="normal" style:font-style-complex="normal"/>
    </style:style>
    <style:style style:name="T18" style:family="text">
      <style:text-properties fo:language="en" fo:country="US" fo:font-style="normal" officeooo:rsid="0022ef8f" style:font-style-asian="normal" style:font-style-complex="normal"/>
    </style:style>
    <style:style style:name="T19" style:family="text">
      <style:text-properties fo:language="en" fo:country="US" fo:font-style="normal" officeooo:rsid="007432ac" style:font-style-asian="normal" style:font-style-complex="normal"/>
    </style:style>
    <style:style style:name="T20" style:family="text">
      <style:text-properties fo:language="en" fo:country="US" fo:font-style="normal" officeooo:rsid="0071cf80" style:font-style-asian="normal" style:font-style-complex="normal"/>
    </style:style>
    <style:style style:name="T21" style:family="text">
      <style:text-properties fo:language="en" fo:country="US" fo:font-style="normal" officeooo:rsid="0074b99c" style:font-style-asian="normal" style:font-style-complex="normal"/>
    </style:style>
    <style:style style:name="T22" style:family="text">
      <style:text-properties fo:language="en" fo:country="US" fo:font-style="normal" officeooo:rsid="00776896" style:font-style-asian="normal" style:font-style-complex="normal"/>
    </style:style>
    <style:style style:name="T23" style:family="text">
      <style:text-properties fo:language="en" fo:country="US" fo:font-style="normal" officeooo:rsid="007fa4eb" style:font-style-asian="normal" style:font-style-complex="normal"/>
    </style:style>
    <style:style style:name="T24" style:family="text">
      <style:text-properties fo:language="en" fo:country="US" fo:font-style="normal" officeooo:rsid="0089c5d6" style:font-style-asian="normal" style:font-style-complex="normal"/>
    </style:style>
    <style:style style:name="T25" style:family="text">
      <style:text-properties fo:language="en" fo:country="US" fo:font-style="normal" officeooo:rsid="008bb57e" style:font-style-asian="normal" style:font-style-complex="normal"/>
    </style:style>
    <style:style style:name="T26" style:family="text">
      <style:text-properties fo:language="en" fo:country="US" officeooo:rsid="00700118"/>
    </style:style>
    <style:style style:name="T27" style:family="text">
      <style:text-properties fo:language="en" fo:country="US" officeooo:rsid="0079507f"/>
    </style:style>
    <style:style style:name="T28" style:family="text">
      <style:text-properties fo:language="en" fo:country="US" officeooo:rsid="00797bd1"/>
    </style:style>
    <style:style style:name="T29" style:family="text">
      <style:text-properties fo:language="en" fo:country="US" officeooo:rsid="007fa4eb"/>
    </style:style>
    <style:style style:name="T30" style:family="text">
      <style:text-properties fo:language="en" fo:country="US" officeooo:rsid="0081b4d8"/>
    </style:style>
    <style:style style:name="T31" style:family="text">
      <style:text-properties fo:language="en" fo:country="US" officeooo:rsid="0085d783"/>
    </style:style>
    <style:style style:name="T32" style:family="text">
      <style:text-properties fo:language="en" fo:country="US" officeooo:rsid="008bb57e"/>
    </style:style>
    <style:style style:name="T33" style:family="text">
      <style:text-properties officeooo:rsid="00015d37"/>
    </style:style>
    <style:style style:name="T34" style:family="text">
      <style:text-properties style:font-name="Times New Roman" fo:font-size="14pt" fo:font-weight="normal" officeooo:rsid="00015d37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6e544b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language="ru" fo:country="RU" fo:font-weight="normal" style:font-size-asian="14pt" style:font-weight-asian="normal" style:font-size-complex="16pt" style:font-weight-complex="bold"/>
    </style:style>
    <style:style style:name="T37" style:family="text">
      <style:text-properties style:font-name="Times New Roman" fo:font-size="14pt" fo:language="ru" fo:country="RU" fo:font-weight="normal" officeooo:rsid="000e30c9" style:font-size-asian="14pt" style:font-weight-asian="normal" style:font-size-complex="16pt" style:font-weight-complex="bold"/>
    </style:style>
    <style:style style:name="T38" style:family="text">
      <style:text-properties style:font-name="Times New Roman" fo:font-size="14pt" fo:language="en" fo:country="US" fo:font-weight="normal" style:font-size-asian="14pt" style:font-weight-asian="normal" style:font-size-complex="16pt" style:font-weight-complex="bold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style="normal" officeooo:rsid="00219af6" style:font-style-asian="normal" style:font-style-complex="normal"/>
    </style:style>
    <style:style style:name="T41" style:family="text">
      <style:text-properties fo:language="ru" fo:country="RU" fo:font-style="normal" officeooo:rsid="0021bd43" style:font-style-asian="normal" style:font-style-complex="normal"/>
    </style:style>
    <style:style style:name="T42" style:family="text">
      <style:text-properties fo:language="ru" fo:country="RU" fo:font-style="normal" officeooo:rsid="0022ef8f" style:font-style-asian="normal" style:font-style-complex="normal"/>
    </style:style>
    <style:style style:name="T43" style:family="text">
      <style:text-properties fo:language="ru" fo:country="RU" fo:font-style="normal" officeooo:rsid="00237a61" style:font-style-asian="normal" style:font-style-complex="normal"/>
    </style:style>
    <style:style style:name="T44" style:family="text">
      <style:text-properties fo:language="ru" fo:country="RU" fo:font-style="normal" officeooo:rsid="0074b99c" style:font-style-asian="normal" style:font-style-complex="normal"/>
    </style:style>
    <style:style style:name="T45" style:family="text">
      <style:text-properties fo:language="ru" fo:country="RU" fo:font-style="normal" officeooo:rsid="00771c98" style:font-style-asian="normal" style:font-style-complex="normal"/>
    </style:style>
    <style:style style:name="T46" style:family="text">
      <style:text-properties fo:language="ru" fo:country="RU" fo:font-style="normal" officeooo:rsid="00776896" style:font-style-asian="normal" style:font-style-complex="normal"/>
    </style:style>
    <style:style style:name="T47" style:family="text">
      <style:text-properties fo:language="ru" fo:country="RU" fo:font-style="normal" officeooo:rsid="007be82f" style:font-style-asian="normal" style:font-style-complex="normal"/>
    </style:style>
    <style:style style:name="T48" style:family="text">
      <style:text-properties fo:language="ru" fo:country="RU" fo:font-style="normal" officeooo:rsid="007fa4eb" style:font-style-asian="normal" style:font-style-complex="normal"/>
    </style:style>
    <style:style style:name="T49" style:family="text">
      <style:text-properties fo:language="ru" fo:country="RU" fo:font-style="normal" officeooo:rsid="0089c5d6" style:font-style-asian="normal" style:font-style-complex="normal"/>
    </style:style>
    <style:style style:name="T50" style:family="text">
      <style:text-properties fo:language="ru" fo:country="RU" fo:font-style="normal" officeooo:rsid="008ae360" style:font-style-asian="normal" style:font-style-complex="normal"/>
    </style:style>
    <style:style style:name="T51" style:family="text">
      <style:text-properties fo:language="ru" fo:country="RU" fo:font-style="normal" officeooo:rsid="008bb57e" style:font-style-asian="normal" style:font-style-complex="normal"/>
    </style:style>
    <style:style style:name="T52" style:family="text">
      <style:text-properties fo:language="ru" fo:country="RU" fo:font-style="normal" officeooo:rsid="008c6e5a" style:font-style-asian="normal" style:font-style-complex="normal"/>
    </style:style>
    <style:style style:name="T53" style:family="text">
      <style:text-properties fo:language="ru" fo:country="RU" officeooo:rsid="00700118"/>
    </style:style>
    <style:style style:name="T54" style:family="text">
      <style:text-properties fo:language="ru" fo:country="RU" fo:font-style="italic" officeooo:rsid="008bb57e" style:font-style-asian="italic" style:font-style-complex="italic"/>
    </style:style>
    <style:style style:name="T55" style:family="text">
      <style:text-properties fo:language="ru" fo:country="RU" officeooo:rsid="0079507f"/>
    </style:style>
    <style:style style:name="T56" style:family="text">
      <style:text-properties fo:language="ru" fo:country="RU" officeooo:rsid="00797bd1"/>
    </style:style>
    <style:style style:name="T57" style:family="text">
      <style:text-properties fo:language="ru" fo:country="RU" officeooo:rsid="007adfea"/>
    </style:style>
    <style:style style:name="T58" style:family="text">
      <style:text-properties fo:language="ru" fo:country="RU" officeooo:rsid="007fa4eb"/>
    </style:style>
    <style:style style:name="T59" style:family="text">
      <style:text-properties fo:language="ru" fo:country="RU" officeooo:rsid="0081b4d8"/>
    </style:style>
    <style:style style:name="T60" style:family="text">
      <style:text-properties fo:language="ru" fo:country="RU" officeooo:rsid="0085d783"/>
    </style:style>
    <style:style style:name="T61" style:family="text">
      <style:text-properties fo:language="ru" fo:country="RU" officeooo:rsid="0089c5d6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7be82f" style:font-style-asian="normal" style:font-style-complex="normal"/>
    </style:style>
    <style:style style:name="T64" style:family="text">
      <style:text-properties fo:font-style="normal" officeooo:rsid="0089c5d6" style:font-style-asian="normal" style:font-style-complex="normal"/>
    </style:style>
    <style:style style:name="T65" style:family="text">
      <style:text-properties fo:color="#0000ff"/>
    </style:style>
    <style:style style:name="T66" style:family="text">
      <style:text-properties fo:color="#0000ff" fo:language="ru" fo:country="RU" fo:font-style="normal" style:font-style-asian="normal" style:font-style-complex="normal"/>
    </style:style>
    <style:style style:name="T67" style:family="text">
      <style:text-properties fo:color="#0000ff" fo:language="ru" fo:country="RU" officeooo:rsid="0079507f"/>
    </style:style>
    <style:style style:name="T68" style:family="text">
      <style:text-properties fo:color="#0000ff" fo:language="en" fo:country="US"/>
    </style:style>
    <style:style style:name="T69" style:family="text">
      <style:text-properties fo:color="#0000ff" fo:language="en" fo:country="US" officeooo:rsid="009138db"/>
    </style:style>
    <style:style style:name="T70" style:family="text">
      <style:text-properties fo:color="#0000ff" fo:font-style="normal" style:font-style-asian="normal" style:font-style-complex="normal"/>
    </style:style>
    <style:style style:name="T71" style:family="text">
      <style:text-properties fo:color="#000000"/>
    </style:style>
    <style:style style:name="T72" style:family="text">
      <style:text-properties fo:color="#000000" style:font-name="Consolas" fo:font-size="9.5pt" fo:language="ru" fo:country="RU" style:font-size-asian="9.5pt"/>
    </style:style>
    <style:style style:name="T73" style:family="text">
      <style:text-properties fo:color="#000000" style:font-name="Courier New" fo:font-size="10pt" style:font-size-asian="10pt" style:font-size-complex="10pt"/>
    </style:style>
    <style:style style:name="T74" style:family="text">
      <style:text-properties fo:color="#000000" fo:language="en" fo:country="US" officeooo:rsid="0092d529"/>
    </style:style>
    <style:style style:name="T75" style:family="text">
      <style:text-properties fo:color="#000000" fo:language="en" fo:country="US" officeooo:rsid="00939e57"/>
    </style:style>
    <style:style style:name="T76" style:family="text">
      <style:text-properties fo:color="#6f008a"/>
    </style:style>
    <style:style style:name="T77" style:family="text">
      <style:text-properties fo:color="#2b91af"/>
    </style:style>
    <style:style style:name="T78" style:family="text">
      <style:text-properties fo:color="#2b91af" fo:language="ru" fo:country="RU"/>
    </style:style>
    <style:style style:name="T79" style:family="text">
      <style:text-properties fo:color="#2b91af" style:font-name="Courier New" fo:font-size="10pt" style:font-size-asian="10pt" style:font-size-complex="10pt"/>
    </style:style>
    <style:style style:name="T80" style:family="text">
      <style:text-properties fo:color="#808080"/>
    </style:style>
    <style:style style:name="T81" style:family="text">
      <style:text-properties fo:color="#808080" style:font-name="Courier New" fo:font-size="10pt" style:font-size-asian="10pt" style:font-size-complex="10pt"/>
    </style:style>
    <style:style style:name="T82" style:family="text">
      <style:text-properties fo:color="#a31515"/>
    </style:style>
    <style:style style:name="T83" style:family="text">
      <style:text-properties fo:color="#a31515" style:font-name="Courier New" fo:font-size="10pt" style:font-size-asian="10pt" style:font-size-complex="10pt"/>
    </style:style>
    <style:style style:name="T84" style:family="text">
      <style:text-properties fo:color="#a31515" style:font-name="Courier New" fo:font-size="10pt" fo:language="en" fo:country="US" officeooo:rsid="007432ac" style:font-size-asian="10pt" style:font-size-complex="10pt"/>
    </style:style>
    <style:style style:name="T85" style:family="text">
      <style:text-properties fo:color="#2f4f4f"/>
    </style:style>
    <style:style style:name="T86" style:family="text">
      <style:text-properties officeooo:rsid="000db5b7"/>
    </style:style>
    <style:style style:name="T87" style:family="text">
      <style:text-properties officeooo:rsid="00700118"/>
    </style:style>
    <style:style style:name="T88" style:family="text">
      <style:text-properties officeooo:rsid="0074b99c"/>
    </style:style>
    <style:style style:name="T89" style:family="text">
      <style:text-properties officeooo:rsid="0079507f"/>
    </style:style>
    <style:style style:name="T90" style:family="text">
      <style:text-properties fo:color="#008000"/>
    </style:style>
    <style:style style:name="T91" style:family="text">
      <style:text-properties officeooo:rsid="007be82f"/>
    </style:style>
    <style:style style:name="T92" style:family="text">
      <style:text-properties officeooo:rsid="007fa4eb"/>
    </style:style>
    <style:style style:name="T93" style:family="text">
      <style:text-properties officeooo:rsid="0081b4d8"/>
    </style:style>
    <style:style style:name="T94" style:family="text">
      <style:text-properties officeooo:rsid="008f6280"/>
    </style:style>
    <style:style style:name="T95" style:family="text">
      <style:text-properties officeooo:rsid="0002805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ГУАП</text:p>
      <text:p text:style-name="P8">КАФЕДРА № 34</text:p>
      <text:p text:style-name="P9">ОТЧЕТ <text:line-break/>ЗАЩИЩЕН С ОЦЕНКОЙ</text:p>
      <text:p text:style-name="P10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доц., канд. <text:span text:style-name="T3">техн</text:span>. наук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4"><text:span text:style-name="T33">К.</text:span>А. Жиданов</text:p>
          </table:table-cell>
        </table:table-row>
        <table:table-row table:style-name="Таблица1.1">
          <table:table-cell table:style-name="Таблица1.B1" office:value-type="string">
            <text:p text:style-name="P7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инициалы, фамилия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h text:style-name="P2" text:outline-level="1"><text:bookmark-start text:name="__RefHeading___Toc722_695195819"/><text:span text:style-name="T7">ОТЧЕТ О </text:span><text:span text:style-name="T34">ЛАБОРАТОРНОЙ РАБОТЕ №</text:span><text:span text:style-name="T35">3</text:span><text:bookmark-end text:name="__RefHeading___Toc722_695195819"/>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1"><text:span text:style-name="T37">О</text:span><text:span text:style-name="T36">БРАБОТКА </text:span><text:span text:style-name="T38">CSV </text:span><text:span text:style-name="T36">ФАЙЛА. ПОСТРОЕНИЕ ГИСТОГРАММЫ ЗАРПЛАТЫ ДЛЯ ЗАДАННОЙ КАТЕГОРИИ</text:span></text:h>
          </table:table-cell>
        </table:table-row>
        <table:table-row table:style-name="Таблица2.1">
          <table:table-cell table:style-name="Таблица2.A1" office:value-type="string">
            <text:p text:style-name="P19"><text:bookmark-start text:name="__RefHeading___Toc1093_3017853359"/><text:span text:style-name="T4">по курсу: </text:span><text:span text:style-name="T8">ЯЗЫКИ ПРОГРАММИРОВАНИЯ</text:span><text:bookmark-end text:name="__RefHeading___Toc1093_3017853359"/></text:p>
          </table:table-cell>
        </table:table-row>
        <table:table-row table:style-name="Таблица2.1">
          <table:table-cell table:style-name="Таблица2.A1" office:value-type="string">
            <text:h text:style-name="P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1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6">СТУДЕНТ ГР. №</text:p>
          </table:table-cell>
          <table:table-cell table:style-name="Таблица3.B1" office:value-type="string">
            <text:p text:style-name="P12">3145</text:p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3">А.С. Максаков</text:p>
          </table:table-cell>
        </table:table-row>
        <table:table-row table:style-name="Таблица3.1">
          <table:table-cell table:style-name="Таблица3.C1" office:value-type="string">
            <text:p text:style-name="P7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7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7">инициалы, фамилия</text:p>
          </table:table-cell>
        </table:table-row>
      </table:table>
      <text:p text:style-name="P17">Санкт-Петербург<text:span text:style-name="T9"> </text:span>2022</text:p>
      <text:h text:style-name="P40" text:outline-level="1"><text:bookmark-start text:name="__RefHeading___Toc1097_3017853359"/><text:span text:style-name="T6">1</text:span><text:span text:style-name="T4"> </text:span><text:span text:style-name="T1">ЦЕЛЬ</text:span><text:bookmark-end text:name="__RefHeading___Toc1097_3017853359"/></text:h>
      <text:p text:style-name="P21"><text:span text:style-name="T87">Н</text:span>аписать консольное приложение, котор<text:span text:style-name="T87">ое</text:span> считает данные <text:span text:style-name="T87">из </text:span><text:span text:style-name="T26">CSV </text:span><text:span text:style-name="T53">файла </text:span>и проведёт их обработку.</text:p>
      <text:h text:style-name="P20" text:outline-level="1"><text:span text:style-name="T33">2 </text:span>ХОД РАБОТЫ</text:h>
      <text:list xml:id="list2584349230" text:style-name="L1">
        <text:list-item>
          <text:p text:style-name="P42"><text:span text:style-name="T17">C</text:span><text:span text:style-name="T20">SV – comma-sep</text:span><text:span text:style-name="T21">a</text:span><text:span text:style-name="T20">rated values – </text:span><text:span text:style-name="T44">значения, разделенные запятой</text:span><text:span text:style-name="T20">. </text:span><text:span text:style-name="T44">Это </text:span>текстовый формат, предназначенный для представления табличных данных, <text:span text:style-name="T88">где с</text:span>трока таблицы соответствует строке текста, которая содержит одно или несколько полей, разделенных запятыми. </text:p>
        </text:list-item>
      </text:list>
      <text:p text:style-name="P53">Программа реализует парсинг файлов и записывает каждую строку значений в массив.</text:p>
      <text:list xml:id="list120913004522289" text:continue-numbering="true" text:style-name="L1">
        <text:list-item>
          <text:p text:style-name="P47">Структура данного проекта следующая: </text:p>
          <text:list>
            <text:list-item>
              <text:p text:style-name="P43"><text:span text:style-name="T11">auxilary</text:span><text:span text:style-name="T10">.c</text:span><text:span text:style-name="T17"> – </text:span><text:span text:style-name="T40">хранит в себе коды функций для работы с данным типом данных;</text:span></text:p>
            </text:list-item>
            <text:list-item>
              <text:p text:style-name="P44"><text:span text:style-name="T12">auxilary</text:span><text:span text:style-name="T10">.h</text:span><text:span text:style-name="T17"> – </text:span><text:span text:style-name="T40">заголовочный файл;</text:span></text:p>
            </text:list-item>
            <text:list-item>
              <text:p text:style-name="P45"><text:span text:style-name="T10">main.c</text:span><text:span text:style-name="T41">.</text:span></text:p>
            </text:list-item>
          </text:list>
        </text:list-item>
        <text:list-item>
          <text:p text:style-name="P46"><text:span text:style-name="T42">Для начала в файле </text:span><text:span text:style-name="T19">auxilary</text:span><text:span text:style-name="T18">.h </text:span><text:span text:style-name="T42">создадим структуру </text:span><text:span text:style-name="T45">одной</text:span><text:span text:style-name="T42"> </text:span><text:span text:style-name="T45">строки</text:span><text:span text:style-name="T42">. Она </text:span><text:span text:style-name="T45">содержит строковые поля с именем, фамилией, полом, должностью и числовое значение зарплаты.</text:span></text:p>
        </text:list-item>
      </text:list>
      <text:p text:style-name="Код"><text:span text:style-name="T66">typedef</text:span><text:span text:style-name="T71"> </text:span><text:span text:style-name="T65">struct</text:span><text:span text:style-name="T71"> {</text:span></text:p>
      <text:p text:style-name="Код"><text:span text:style-name="T71"><text:tab/></text:span><text:span text:style-name="T65">char</text:span><text:span text:style-name="T71"> first_name[12];</text:span></text:p>
      <text:p text:style-name="Код"><text:span text:style-name="T71"><text:tab/></text:span><text:span text:style-name="T65">char</text:span><text:span text:style-name="T71"> last_name[12];</text:span></text:p>
      <text:p text:style-name="Код"><text:span text:style-name="T71"><text:tab/></text:span><text:span text:style-name="T65">char</text:span><text:span text:style-name="T71"> gender[7];</text:span></text:p>
      <text:p text:style-name="Код"><text:span text:style-name="T71"><text:tab/></text:span><text:span text:style-name="T65">char</text:span><text:span text:style-name="T71"> occupation[15];</text:span></text:p>
      <text:p text:style-name="Код"><text:span text:style-name="T71"><text:tab/></text:span><text:span text:style-name="T65">unsigned</text:span><text:span text:style-name="T71"> salary;</text:span></text:p>
      <text:p text:style-name="Код"><text:span text:style-name="T71">} </text:span><text:span text:style-name="T77">data</text:span><text:span text:style-name="T71">;</text:span></text:p>
      <text:list xml:id="list120914645989985" text:continue-numbering="true" text:style-name="L1">
        <text:list-item>
          <text:p text:style-name="P46"><text:span text:style-name="T42">В файле </text:span><text:span text:style-name="T19">auxialry</text:span><text:span text:style-name="T18">.c </text:span><text:span text:style-name="T42">перед началом работы подключим все необходимые библиотеки и расширения:</text:span></text:p>
        </text:list-item>
      </text:list>
      <text:p text:style-name="P37"><text:span text:style-name="T80">#define</text:span><text:span text:style-name="T71"> </text:span><text:span text:style-name="T76">_CRT_SECURE_NO_WARNINGS</text:span></text:p>
      <text:p text:style-name="P37"><text:span text:style-name="T80">#include</text:span><text:span text:style-name="T71"> </text:span><text:span text:style-name="T82">&lt;stdio.h&gt;</text:span></text:p>
      <text:p text:style-name="P37"><text:span text:style-name="T80">#include</text:span><text:span text:style-name="T71"> </text:span><text:span text:style-name="T82">&lt;stdlib.h&gt;</text:span></text:p>
      <text:p text:style-name="Код"><text:span text:style-name="T81">#include</text:span><text:span text:style-name="T73"> </text:span><text:span text:style-name="T83">"</text:span><text:span text:style-name="T84">auxialry</text:span><text:span text:style-name="T83">.h"</text:span></text:p>
      <text:p text:style-name="P22"/>
      <text:list xml:id="list120912973618322" text:continue-numbering="true" text:style-name="L1">
        <text:list-item>
          <text:p text:style-name="P54"><text:span text:style-name="T46">Объявим</text:span><text:span text:style-name="T43"> </text:span><text:span text:style-name="T45">функцию считывания данных из файла</text:span><text:span text:style-name="T22">:</text:span></text:p>
        </text:list-item>
      </text:list>
      <text:p text:style-name="P37"><text:span text:style-name="T77">summary</text:span><text:span text:style-name="T71"> csv_read(</text:span><text:span text:style-name="T68">c</text:span><text:span text:style-name="T69">onst c</text:span><text:span text:style-name="T68">har</text:span><text:span text:style-name="T71">* </text:span><text:span text:style-name="T80">filename</text:span><text:span text:style-name="T71">)</text:span></text:p>
      <text:p text:style-name="P27"><text:span text:style-name="T89">Возвращаемое значение </text:span><text:span text:style-name="T27">summary - </text:span><text:span text:style-name="T55">это информация о записанном массиве данных:</text:span></text:p>
      <text:p text:style-name="P37"><text:span text:style-name="T67">typedef</text:span><text:span text:style-name="T71"> </text:span><text:span text:style-name="T65">struct</text:span><text:span text:style-name="T71"> {</text:span></text:p>
      <text:p text:style-name="P37"><text:span text:style-name="T71"><text:tab/></text:span><text:span text:style-name="T77">data</text:span><text:span text:style-name="T71">* database;</text:span></text:p>
      <text:p text:style-name="P37"><text:span text:style-name="T71"><text:tab/></text:span><text:span text:style-name="T65">unsigned</text:span><text:span text:style-name="T71"> length;</text:span></text:p>
      <text:p text:style-name="P37"><text:span text:style-name="T71">} </text:span><text:span text:style-name="T77">summary</text:span><text:span text:style-name="T71">;</text:span></text:p>
      <text:p text:style-name="P28"><text:span text:style-name="T56">Считывание данных будет производится за счет конечного автомата, который при получении кавычки переходит в состояние считывания данных, а после </text:span><text:span text:style-name="T57">получения</text:span><text:span text:style-name="T56"> второй кавычки </text:span><text:span text:style-name="T57">переходит</text:span><text:span text:style-name="T56"> либо на продолжение считывания значений (получает на вход запятую), либо на завершении считывания строки (получает на вход «</text:span><text:span text:style-name="T28">\n</text:span><text:span text:style-name="T56">»).</text:span></text:p>
      <text:p text:style-name="P29"><text:span text:style-name="T56">Д</text:span><text:span text:style-name="T39">ля начала откроем файл на чтение и инициализируем массив и состояние КА:</text:span></text:p>
      <text:p text:style-name="Код"><text:span text:style-name="T72"><text:tab/></text:span><text:span text:style-name="T79">FILE</text:span><text:span text:style-name="T73">* f = fopen(</text:span><text:span text:style-name="T81">filename</text:span><text:span text:style-name="T73">, </text:span><text:span text:style-name="T83">"r"</text:span><text:span text:style-name="T73">);</text:span></text:p>
      <text:p text:style-name="P37"><text:span text:style-name="T71"><text:tab/></text:span><text:span text:style-name="T65">if</text:span><text:span text:style-name="T71"> (f == </text:span><text:span text:style-name="T76">NULL</text:span><text:span text:style-name="T71">) {</text:span></text:p>
      <text:p text:style-name="P37"><text:span text:style-name="T71"><text:tab/><text:tab/>fprintf(</text:span><text:span text:style-name="T76">stderr</text:span><text:span text:style-name="T71">, </text:span><text:span text:style-name="T82">"Unable to open file \"%s\".\n"</text:span><text:span text:style-name="T71">, </text:span><text:span text:style-name="T80">filename</text:span><text:span text:style-name="T71">);</text:span></text:p>
      <text:p text:style-name="P37"><text:span text:style-name="T71"><text:tab/><text:tab/></text:span><text:span text:style-name="T65">return</text:span><text:span text:style-name="T71">;</text:span></text:p>
      <text:p text:style-name="P37"><text:tab/>}</text:p>
      <text:p text:style-name="P37"><text:tab/></text:p>
      <text:p text:style-name="P37"><text:span text:style-name="T71"><text:tab/></text:span><text:span text:style-name="T65">char</text:span><text:span text:style-name="T71"> buffer[</text:span><text:span text:style-name="T76">buffer_size</text:span><text:span text:style-name="T71">];</text:span></text:p>
      <text:p text:style-name="P56"><text:tab/></text:p>
      <text:p text:style-name="P38"><text:span text:style-name="T71"><text:tab/>state = </text:span><text:span text:style-name="T85">VALUE_START</text:span><text:span text:style-name="T71">;<text:tab/><text:tab/><text:tab/></text:span></text:p>
      <text:p text:style-name="P37"><text:span text:style-name="T71"><text:tab/></text:span><text:span text:style-name="T90">//initial number of lines</text:span></text:p>
      <text:p text:style-name="P37"><text:span text:style-name="T71"><text:tab/></text:span><text:span text:style-name="T65">unsigned</text:span><text:span text:style-name="T71"> n = 0;<text:tab/></text:span></text:p>
      <text:p text:style-name="P56"><text:tab/></text:p>
      <text:p text:style-name="P37"><text:span text:style-name="T71"><text:tab/>database = (</text:span><text:span text:style-name="T77">data</text:span><text:span text:style-name="T71">*)malloc(</text:span><text:span text:style-name="T65">sizeof</text:span><text:span text:style-name="T71">(</text:span><text:span text:style-name="T77">data</text:span><text:span text:style-name="T71">));</text:span></text:p>
      <text:p text:style-name="P37"><text:span text:style-name="T71"><text:tab/></text:span><text:span text:style-name="T65">if</text:span><text:span text:style-name="T71"> (database == </text:span><text:span text:style-name="T76">NULL</text:span><text:span text:style-name="T71">) {</text:span></text:p>
      <text:p text:style-name="P37"><text:span text:style-name="T71"><text:tab/><text:tab/>fprintf(</text:span><text:span text:style-name="T76">stderr</text:span><text:span text:style-name="T71">, </text:span><text:span text:style-name="T82">"Not enough memory.\n"</text:span><text:span text:style-name="T71">);</text:span></text:p>
      <text:p text:style-name="P37"><text:span text:style-name="T71"><text:tab/><text:tab/></text:span><text:span text:style-name="T65">return</text:span><text:span text:style-name="T71">;</text:span></text:p>
      <text:p text:style-name="P37"><text:tab/>}</text:p>
      <text:p text:style-name="P37"><text:span text:style-name="T71"><text:tab/>memset(database, 0, </text:span><text:span text:style-name="T65">sizeof</text:span><text:span text:style-name="T71">(</text:span><text:span text:style-name="T77">data</text:span><text:span text:style-name="T71">));</text:span></text:p>
      <text:p text:style-name="P37"><text:span text:style-name="T71"><text:tab/></text:span><text:span text:style-name="T90">//accumulating index for string</text:span></text:p>
      <text:p text:style-name="P37"><text:span text:style-name="T71"><text:tab/></text:span><text:span text:style-name="T65">unsigned</text:span><text:span text:style-name="T71"> j = 0;</text:span></text:p>
      <text:list xml:id="list120914650411426" text:continue-numbering="true" text:style-name="L1">
        <text:list-item>
          <text:p text:style-name="P50">Циклом <text:span text:style-name="T9">while </text:span>будем построчно обрабатывать файл и записывать <text:span text:style-name="T91">значения в массив пока файл не закончится:</text:span></text:p>
          <text:list>
            <text:list-item>
              <text:p text:style-name="P58"><text:span text:style-name="T65">while</text:span><text:span text:style-name="T71"> (!feof(f)) {</text:span></text:p>
            </text:list-item>
            <text:list-item>
              <text:p text:style-name="P58"><text:span text:style-name="T71"><text:tab/></text:span><text:span text:style-name="T90">//skipping the first info line</text:span></text:p>
            </text:list-item>
            <text:list-item>
              <text:p text:style-name="P58"><text:span text:style-name="T71"><text:tab/>fgets(buffer, </text:span><text:span text:style-name="T76">buffer_size</text:span><text:span text:style-name="T71">, f);</text:span></text:p>
            </text:list-item>
            <text:list-item>
              <text:p text:style-name="P58"><text:span text:style-name="T71"><text:tab/></text:span><text:span text:style-name="T65">while</text:span><text:span text:style-name="T71"> (fgets(buffer, </text:span><text:span text:style-name="T76">buffer_size</text:span><text:span text:style-name="T71">, f) != </text:span><text:span text:style-name="T76">NULL</text:span><text:span text:style-name="T71">) {</text:span></text:p>
            </text:list-item>
            <text:list-item>
              <text:p text:style-name="P59"><text:tab/><text:tab/></text:p>
            </text:list-item>
            <text:list-item>
              <text:p text:style-name="P58"><text:span text:style-name="T71"><text:tab/><text:tab/>field = </text:span><text:span text:style-name="T85">FIRST_NAME</text:span><text:span text:style-name="T71">;</text:span></text:p>
            </text:list-item>
            <text:list-item>
              <text:p text:style-name="P58"/>
            </text:list-item>
            <text:list-item>
              <text:p text:style-name="P58"><text:span text:style-name="T71"><text:tab/><text:tab/></text:span><text:span text:style-name="T65">for</text:span><text:span text:style-name="T71"> (</text:span><text:span text:style-name="T65">unsigned</text:span><text:span text:style-name="T71"> i = 0; buffer[i] != </text:span><text:span text:style-name="T82">'\0'</text:span><text:span text:style-name="T71">; i++) {</text:span></text:p>
            </text:list-item>
            <text:list-item>
              <text:p text:style-name="P58"><text:tab/><text:tab/><text:tab/></text:p>
            </text:list-item>
            <text:list-item>
              <text:p text:style-name="P58"><text:span text:style-name="T71"><text:tab/><text:tab/><text:tab/></text:span><text:span text:style-name="T65">switch</text:span><text:span text:style-name="T71"> (state) {</text:span></text:p>
            </text:list-item>
            <text:list-item>
              <text:p text:style-name="P58"/>
            </text:list-item>
            <text:list-item>
              <text:p text:style-name="P58"><text:span text:style-name="T71"><text:tab/><text:tab/><text:tab/></text:span><text:span text:style-name="T65">case</text:span><text:span text:style-name="T71"> </text:span><text:span text:style-name="T85">VALUE_START</text:span><text:span text:style-name="T71">:</text:span></text:p>
            </text:list-item>
            <text:list-item>
              <text:p text:style-name="P58"><text:span text:style-name="T71"><text:tab/><text:tab/><text:tab/><text:tab/></text:span><text:span text:style-name="T65">if</text:span><text:span text:style-name="T71"> (buffer[i] == </text:span><text:span text:style-name="T82">'\"'</text:span><text:span text:style-name="T71">)</text:span></text:p>
            </text:list-item>
            <text:list-item>
              <text:p text:style-name="P58"><text:span text:style-name="T71"><text:tab/><text:tab/><text:tab/><text:tab/><text:tab/>state = </text:span><text:span text:style-name="T85">VALUE</text:span><text:span text:style-name="T71">;</text:span></text:p>
            </text:list-item>
            <text:list-item>
              <text:p text:style-name="P58"><text:span text:style-name="T71"><text:tab/><text:tab/><text:tab/><text:tab/></text:span><text:span text:style-name="T65">else</text:span></text:p>
            </text:list-item>
            <text:list-item>
              <text:p text:style-name="P58"><text:span text:style-name="T71"><text:tab/><text:tab/><text:tab/><text:tab/><text:tab/>state = </text:span><text:span text:style-name="T85">ERROR</text:span><text:span text:style-name="T71">;</text:span></text:p>
            </text:list-item>
            <text:list-item>
              <text:p text:style-name="P58"><text:span text:style-name="T71"><text:tab/><text:tab/><text:tab/><text:tab/></text:span><text:span text:style-name="T65">break</text:span><text:span text:style-name="T71">;</text:span></text:p>
            </text:list-item>
            <text:list-item>
              <text:p text:style-name="P58"><text:span text:style-name="T71"><text:tab/><text:tab/><text:tab/></text:span><text:span text:style-name="T65">case</text:span><text:span text:style-name="T71"> </text:span><text:span text:style-name="T85">VALUE</text:span><text:span text:style-name="T71">:</text:span></text:p>
            </text:list-item>
            <text:list-item>
              <text:p text:style-name="P58"><text:span text:style-name="T71"><text:tab/><text:tab/><text:tab/><text:tab/></text:span><text:span text:style-name="T65">if</text:span><text:span text:style-name="T71"> (buffer[i] == </text:span><text:span text:style-name="T82">'\"'</text:span><text:span text:style-name="T71">)</text:span></text:p>
            </text:list-item>
            <text:list-item>
              <text:p text:style-name="P58"><text:span text:style-name="T71"><text:tab/><text:tab/><text:tab/><text:tab/><text:tab/>state = </text:span><text:span text:style-name="T85">VALUE_END</text:span><text:span text:style-name="T71">;</text:span></text:p>
            </text:list-item>
            <text:list-item>
              <text:p text:style-name="P58"><text:span text:style-name="T71"><text:tab/><text:tab/><text:tab/><text:tab/></text:span><text:span text:style-name="T65">else</text:span><text:span text:style-name="T71"> {</text:span></text:p>
            </text:list-item>
            <text:list-item>
              <text:p text:style-name="P58"><text:soft-page-break/><text:span text:style-name="T71"><text:tab/><text:tab/><text:tab/><text:tab/></text:span><text:span text:style-name="T65">switch</text:span><text:span text:style-name="T71"> (field) {</text:span></text:p>
            </text:list-item>
            <text:list-item>
              <text:p text:style-name="P58"/>
            </text:list-item>
            <text:list-item>
              <text:p text:style-name="P58"><text:span text:style-name="T71"><text:tab/><text:tab/><text:tab/><text:tab/></text:span><text:span text:style-name="T65">case</text:span><text:span text:style-name="T71"> </text:span><text:span text:style-name="T85">FIRST_NAME</text:span><text:span text:style-name="T71">:</text:span></text:p>
            </text:list-item>
            <text:list-item>
              <text:p text:style-name="P58"><text:tab/><text:tab/><text:tab/><text:tab/>database[n].first_name[j] = buffer[i];</text:p>
            </text:list-item>
            <text:list-item>
              <text:p text:style-name="P58"><text:span text:style-name="T71"><text:tab/><text:tab/><text:tab/><text:tab/></text:span><text:span text:style-name="T65">break</text:span><text:span text:style-name="T71">;</text:span></text:p>
            </text:list-item>
            <text:list-item>
              <text:p text:style-name="P58"><text:span text:style-name="T71"><text:tab/><text:tab/><text:tab/><text:tab/></text:span><text:span text:style-name="T65">case</text:span><text:span text:style-name="T71"> </text:span><text:span text:style-name="T85">LAST_NAME</text:span><text:span text:style-name="T71">:</text:span></text:p>
            </text:list-item>
            <text:list-item>
              <text:p text:style-name="P58"><text:tab/><text:tab/><text:tab/><text:tab/>database[n].last_name[j] = buffer[i];</text:p>
            </text:list-item>
            <text:list-item>
              <text:p text:style-name="P58"><text:span text:style-name="T71"><text:tab/><text:tab/><text:tab/><text:tab/></text:span><text:span text:style-name="T65">break</text:span><text:span text:style-name="T71">;</text:span></text:p>
            </text:list-item>
            <text:list-item>
              <text:p text:style-name="P58"><text:span text:style-name="T71"><text:tab/><text:tab/><text:tab/><text:tab/></text:span><text:span text:style-name="T65">case</text:span><text:span text:style-name="T71"> </text:span><text:span text:style-name="T85">GENDER</text:span><text:span text:style-name="T71">:</text:span></text:p>
            </text:list-item>
            <text:list-item>
              <text:p text:style-name="P58"><text:tab/><text:tab/><text:tab/><text:tab/>database[n].gender[j] = buffer[i];</text:p>
            </text:list-item>
            <text:list-item>
              <text:p text:style-name="P58"><text:span text:style-name="T71"><text:tab/><text:tab/><text:tab/><text:tab/></text:span><text:span text:style-name="T65">break</text:span><text:span text:style-name="T71">;</text:span></text:p>
            </text:list-item>
            <text:list-item>
              <text:p text:style-name="P58"><text:span text:style-name="T71"><text:tab/><text:tab/><text:tab/><text:tab/></text:span><text:span text:style-name="T65">case</text:span><text:span text:style-name="T71"> </text:span><text:span text:style-name="T85">OCCUPATION</text:span><text:span text:style-name="T71">:</text:span></text:p>
            </text:list-item>
            <text:list-item>
              <text:p text:style-name="P58"><text:tab/><text:tab/><text:tab/><text:tab/>database[n].occupation[j] = buffer[i];</text:p>
            </text:list-item>
            <text:list-item>
              <text:p text:style-name="P58"><text:span text:style-name="T71"><text:tab/><text:tab/><text:tab/><text:tab/></text:span><text:span text:style-name="T65">break</text:span><text:span text:style-name="T71">;</text:span></text:p>
            </text:list-item>
            <text:list-item>
              <text:p text:style-name="P58"><text:span text:style-name="T71"><text:tab/><text:tab/><text:tab/><text:tab/></text:span><text:span text:style-name="T65">case</text:span><text:span text:style-name="T71"> </text:span><text:span text:style-name="T85">SALARY</text:span><text:span text:style-name="T71">:</text:span></text:p>
            </text:list-item>
            <text:list-item>
              <text:p text:style-name="P58"><text:tab/><text:tab/><text:tab/><text:tab/>database[n].salary = database[n].salary * 10 + (buffer[i] - 48);</text:p>
            </text:list-item>
            <text:list-item>
              <text:p text:style-name="P58"><text:span text:style-name="T71"><text:tab/><text:tab/><text:tab/><text:tab/></text:span><text:span text:style-name="T65">break</text:span><text:span text:style-name="T71">;</text:span></text:p>
            </text:list-item>
            <text:list-item>
              <text:p text:style-name="P58"><text:tab/><text:tab/><text:tab/><text:tab/>}</text:p>
            </text:list-item>
            <text:list-item>
              <text:p text:style-name="P58"><text:tab/><text:tab/><text:tab/><text:tab/>j++;</text:p>
            </text:list-item>
            <text:list-item>
              <text:p text:style-name="P58"><text:tab/><text:tab/><text:tab/><text:tab/>}</text:p>
            </text:list-item>
            <text:list-item>
              <text:p text:style-name="P58"><text:span text:style-name="T71"><text:tab/><text:tab/><text:tab/><text:tab/></text:span><text:span text:style-name="T65">break</text:span><text:span text:style-name="T71">;</text:span></text:p>
            </text:list-item>
            <text:list-item>
              <text:p text:style-name="P58"><text:span text:style-name="T71"><text:tab/><text:tab/><text:tab/></text:span><text:span text:style-name="T65">case</text:span><text:span text:style-name="T71"> </text:span><text:span text:style-name="T85">VALUE_END</text:span><text:span text:style-name="T71">:</text:span></text:p>
            </text:list-item>
            <text:list-item>
              <text:p text:style-name="P58"><text:tab/><text:tab/><text:tab/>j = 0;</text:p>
            </text:list-item>
            <text:list-item>
              <text:p text:style-name="P58"><text:tab/><text:tab/><text:tab/>field = (field + 1) % 5;</text:p>
            </text:list-item>
            <text:list-item>
              <text:p text:style-name="P58"/>
            </text:list-item>
            <text:list-item>
              <text:p text:style-name="P58"><text:span text:style-name="T71"><text:tab/><text:tab/><text:tab/></text:span><text:span text:style-name="T65">if</text:span><text:span text:style-name="T71"> (buffer[i] == </text:span><text:span text:style-name="T82">','</text:span><text:span text:style-name="T71">)</text:span></text:p>
            </text:list-item>
            <text:list-item>
              <text:p text:style-name="P58"><text:span text:style-name="T71"><text:tab/><text:tab/><text:tab/>state = </text:span><text:span text:style-name="T85">VALUE_START</text:span><text:span text:style-name="T71">;</text:span></text:p>
            </text:list-item>
            <text:list-item>
              <text:p text:style-name="P58"><text:span text:style-name="T71"><text:tab/><text:tab/><text:tab/></text:span><text:span text:style-name="T65">else</text:span><text:span text:style-name="T71"> </text:span><text:span text:style-name="T65">if</text:span><text:span text:style-name="T71"> (buffer[i] == </text:span><text:span text:style-name="T82">'\n'</text:span><text:span text:style-name="T71">) {</text:span></text:p>
            </text:list-item>
            <text:list-item>
              <text:p text:style-name="P58"><text:span text:style-name="T71"><text:tab/><text:tab/><text:tab/></text:span><text:span text:style-name="T90">//allocating memory for the new element</text:span></text:p>
            </text:list-item>
            <text:list-item>
              <text:p text:style-name="P58"><text:span text:style-name="T71"><text:tab/><text:tab/><text:tab/><text:tab/>state = </text:span><text:span text:style-name="T85">VALUE_START</text:span><text:span text:style-name="T71">;</text:span></text:p>
            </text:list-item>
            <text:list-item>
              <text:p text:style-name="P58"><text:tab/><text:tab/><text:tab/><text:tab/>n++;</text:p>
            </text:list-item>
            <text:list-item>
              <text:p text:style-name="P58"><text:span text:style-name="T71"><text:tab/><text:tab/><text:tab/><text:tab/>database = (</text:span><text:span text:style-name="T77">data</text:span><text:span text:style-name="T71">*)realloc(database, (n + 1) * </text:span><text:span text:style-name="T65">sizeof</text:span><text:span text:style-name="T71">(</text:span><text:span text:style-name="T77">data</text:span><text:span text:style-name="T71">));</text:span></text:p>
            </text:list-item>
            <text:list-item>
              <text:p text:style-name="P58"><text:span text:style-name="T71"><text:tab/><text:tab/><text:tab/><text:tab/></text:span><text:span text:style-name="T65">if</text:span><text:span text:style-name="T71"> (database == </text:span><text:span text:style-name="T76">NULL</text:span><text:span text:style-name="T71">) {</text:span></text:p>
            </text:list-item>
            <text:list-item>
              <text:p text:style-name="P58"><text:span text:style-name="T71"><text:tab/><text:tab/><text:tab/><text:tab/>fprintf(</text:span><text:span text:style-name="T76">stderr</text:span><text:span text:style-name="T71">, </text:span><text:span text:style-name="T82">"Not enough memory.\n"</text:span><text:span text:style-name="T71">);</text:span></text:p>
            </text:list-item>
            <text:list-item>
              <text:p text:style-name="P58"><text:span text:style-name="T71"><text:tab/><text:tab/><text:tab/><text:tab/></text:span><text:span text:style-name="T65">return</text:span><text:span text:style-name="T71">;</text:span></text:p>
            </text:list-item>
            <text:list-item>
              <text:p text:style-name="P58"><text:tab/><text:tab/><text:tab/><text:tab/><text:tab/>}</text:p>
            </text:list-item>
            <text:list-item>
              <text:p text:style-name="P58"><text:span text:style-name="T71"><text:tab/><text:tab/><text:tab/><text:tab/>memset(&amp;database[n], 0, </text:span><text:span text:style-name="T65">sizeof</text:span><text:span text:style-name="T71">(</text:span><text:span text:style-name="T77">data</text:span><text:span text:style-name="T71">));</text:span></text:p>
            </text:list-item>
            <text:list-item>
              <text:p text:style-name="P58"><text:tab/><text:tab/><text:tab/><text:tab/>}</text:p>
            </text:list-item>
            <text:list-item>
              <text:p text:style-name="P59"><text:span text:style-name="T71"><text:tab/><text:tab/><text:tab/><text:tab/></text:span><text:span text:style-name="T65">else</text:span></text:p>
            </text:list-item>
            <text:list-item>
              <text:p text:style-name="P58"><text:span text:style-name="T71"><text:tab/><text:tab/><text:tab/><text:tab/><text:tab/>state = </text:span><text:span text:style-name="T85">ERROR</text:span><text:span text:style-name="T71">;<text:tab/><text:tab/><text:tab/><text:tab/><text:tab/><text:tab/><text:tab/><text:tab/><text:tab/></text:span><text:span text:style-name="T65">break</text:span><text:span text:style-name="T71">;</text:span></text:p>
            </text:list-item>
            <text:list-item>
              <text:p text:style-name="P58"><text:span text:style-name="T71"><text:tab/><text:tab/><text:tab/></text:span><text:span text:style-name="T65">case</text:span><text:span text:style-name="T71"> </text:span><text:span text:style-name="T85">ERROR</text:span><text:span text:style-name="T71">:</text:span></text:p>
            </text:list-item>
            <text:list-item>
              <text:p text:style-name="P58"><text:span text:style-name="T71"><text:tab/><text:tab/><text:tab/>fprintf(</text:span><text:span text:style-name="T76">stderr</text:span><text:span text:style-name="T71">, </text:span><text:span text:style-name="T82">"An error has occured at line %d column %d.\n"</text:span><text:span text:style-name="T71">, n + 1, i + 1);</text:span></text:p>
            </text:list-item>
            <text:list-item>
              <text:p text:style-name="P58"><text:span text:style-name="T71"><text:tab/><text:tab/><text:tab/></text:span><text:span text:style-name="T65">return</text:span><text:span text:style-name="T71">;</text:span></text:p>
            </text:list-item>
            <text:list-item>
              <text:p text:style-name="P58"><text:span text:style-name="T71"><text:tab/><text:tab/><text:tab/></text:span><text:span text:style-name="T65">break</text:span><text:span text:style-name="T71">;</text:span></text:p>
            </text:list-item>
            <text:list-item>
              <text:p text:style-name="P58"><text:tab/><text:tab/><text:tab/><text:tab/>}</text:p>
            </text:list-item>
            <text:list-item>
              <text:p text:style-name="P58"><text:tab/><text:tab/><text:tab/>}<text:tab/><text:tab/></text:p>
            </text:list-item>
            <text:list-item>
              <text:p text:style-name="P58"><text:tab/><text:tab/>}</text:p>
            </text:list-item>
            <text:list-item>
              <text:p text:style-name="P58"><text:tab/>}</text:p>
            </text:list-item>
            <text:list-item>
              <text:p text:style-name="P60">fclose(f);</text:p>
            </text:list-item>
          </text:list>
        </text:list-item>
      </text:list>
      <text:p text:style-name="P26"/>
      <text:p text:style-name="P30"><text:span text:style-name="T47">В </text:span><text:span text:style-name="T48">строке 4 происходит считывание </text:span><text:span text:style-name="T23">i-</text:span><text:span text:style-name="T48">й строки в буффер, а в строке 8 проход по этому буфферу. Оператор </text:span><text:span text:style-name="T13">switch </text:span><text:span text:style-name="T23"><text:s/></text:span><text:span text:style-name="T48">в строке 10 является реализацией КА со следующими состояниями: </text:span><text:span text:style-name="T39">VALUE_START, VALUE, VALUE_END, ERROR</text:span><text:span text:style-name="T58">.</text:span></text:p>
      <text:p text:style-name="P51"/>
      <text:p text:style-name="P30"><text:soft-page-break/><text:span text:style-name="T58">В состоянии </text:span><text:span text:style-name="T29">VALUE </text:span><text:span text:style-name="T58">происходит запись текущего элемента в соответсвующее поле значений:</text:span><text:span text:style-name="T39"> FIRST_NAME</text:span>, LAST_NAME, GENDER, OCCUPATION, SALARY <text:span text:style-name="T92">(строки 22-42).</text:span></text:p>
      <text:p text:style-name="P31"><text:span text:style-name="T93">В состоянии </text:span><text:span text:style-name="T30">VALUE_END </text:span><text:span text:style-name="T59">программа переходит в состояние </text:span><text:span text:style-name="T30">VALUE_START </text:span><text:span text:style-name="T59">и, если встретился символ переноса строки, обнуляет все временные переменные и выделяет память под новый элемент (строки 49-61)</text:span><text:span text:style-name="T30">.</text:span></text:p>
      <text:p text:style-name="P32"><text:span text:style-name="T60">В случае ошибки программа переходит в состояние </text:span><text:span text:style-name="T31">ERROR</text:span><text:span text:style-name="T60"> и выводит сообщение о</text:span><text:span text:style-name="T61">б</text:span><text:span text:style-name="T60"> ошибке </text:span><text:span text:style-name="T61">парсера </text:span><text:span text:style-name="T60">(строки 62-65).</text:span></text:p>
      <text:p text:style-name="P33"><text:span text:style-name="T60">Н</text:span><text:span text:style-name="T39">а выход функция возвращает сведения о массиве данных:</text:span></text:p>
      <text:p text:style-name="P37"><text:span text:style-name="T78">summary</text:span><text:span text:style-name="T71"> output;</text:span></text:p>
      <text:p text:style-name="P37"><text:tab/>output.database = database;</text:p>
      <text:p text:style-name="P37"><text:tab/>output.length = n;</text:p>
      <text:p text:style-name="P37"><text:span text:style-name="T71"><text:tab/></text:span><text:span text:style-name="T65">return</text:span><text:span text:style-name="T71"> output;</text:span></text:p>
      <text:list xml:id="list120913990807103" text:continue-numbering="true" text:style-name="L1">
        <text:list-item>
          <text:p text:style-name="P52"><text:span text:style-name="T63">П</text:span><text:span text:style-name="T62">еред тем, как реализовать функцию вывода гистограммы, </text:span><text:span text:style-name="T64">напишем некоторые вспомогателные функции. Первая сравнивает две строки и выводит 0 в случае совпадения, 1 в случае различия:</text:span></text:p>
        </text:list-item>
      </text:list>
      <text:p text:style-name="P37"><text:span text:style-name="T70">int</text:span><text:span text:style-name="T71"> cmp(</text:span><text:span text:style-name="T65">char</text:span><text:span text:style-name="T71"> </text:span><text:span text:style-name="T80">a</text:span><text:span text:style-name="T71">[], </text:span><text:span text:style-name="T65">char</text:span><text:span text:style-name="T71"> </text:span><text:span text:style-name="T80">b</text:span><text:span text:style-name="T71">[]) {</text:span></text:p>
      <text:p text:style-name="P37"><text:span text:style-name="T71"><text:tab/></text:span><text:span text:style-name="T65">unsigned</text:span><text:span text:style-name="T71"> result = 0;</text:span></text:p>
      <text:p text:style-name="P37"><text:span text:style-name="T71"><text:tab/></text:span><text:span text:style-name="T65">for</text:span><text:span text:style-name="T71"> (</text:span><text:span text:style-name="T65">unsigned</text:span><text:span text:style-name="T71"> i = 0; (</text:span><text:span text:style-name="T80">a</text:span><text:span text:style-name="T71">[i] != </text:span><text:span text:style-name="T82">'\0'</text:span><text:span text:style-name="T71">) || (</text:span><text:span text:style-name="T80">b</text:span><text:span text:style-name="T71">[i] != </text:span><text:span text:style-name="T82">'\0'</text:span><text:span text:style-name="T71">); i++)</text:span></text:p>
      <text:p text:style-name="P37"><text:span text:style-name="T71"><text:tab/><text:tab/></text:span><text:span text:style-name="T65">if</text:span><text:span text:style-name="T71"> (</text:span><text:span text:style-name="T80">a</text:span><text:span text:style-name="T71">[i] != </text:span><text:span text:style-name="T80">b</text:span><text:span text:style-name="T71">[i]) {</text:span></text:p>
      <text:p text:style-name="P37"><text:tab/><text:tab/><text:tab/>result = 1;</text:p>
      <text:p text:style-name="P37"><text:span text:style-name="T71"><text:tab/><text:tab/><text:tab/></text:span><text:span text:style-name="T65">break</text:span><text:span text:style-name="T71">;</text:span></text:p>
      <text:p text:style-name="P37"><text:tab/><text:tab/>}</text:p>
      <text:p text:style-name="P37"><text:span text:style-name="T71"><text:tab/></text:span><text:span text:style-name="T65">return</text:span><text:span text:style-name="T71"> result;</text:span></text:p>
      <text:p text:style-name="P37">}</text:p>
      <text:p text:style-name="P23">Вторая — функция, которая выводит максимальное значение зарплаты из неотсортированного массива (необходима для засечек на гистограмме). </text:p>
      <text:p text:style-name="P37"><text:span text:style-name="T65">int</text:span><text:span text:style-name="T71"> max_salary(</text:span><text:span text:style-name="T77">data</text:span><text:span text:style-name="T71">* </text:span><text:span text:style-name="T80">arr</text:span><text:span text:style-name="T71">, </text:span><text:span text:style-name="T65">unsigned</text:span><text:span text:style-name="T71"> </text:span><text:span text:style-name="T80">n</text:span><text:span text:style-name="T71">) {</text:span></text:p>
      <text:p text:style-name="P37"><text:span text:style-name="T71"><text:tab/></text:span><text:span text:style-name="T65">int</text:span><text:span text:style-name="T71"> max = 0;</text:span></text:p>
      <text:p text:style-name="P37"><text:span text:style-name="T71"><text:tab/></text:span><text:span text:style-name="T65">for</text:span><text:span text:style-name="T71"> (</text:span><text:span text:style-name="T65">unsigned</text:span><text:span text:style-name="T71"> i = 0; i &lt; </text:span><text:span text:style-name="T80">n</text:span><text:span text:style-name="T71">; i++)</text:span></text:p>
      <text:p text:style-name="P37"><text:span text:style-name="T71"><text:tab/><text:tab/>max = ((max &gt;= </text:span><text:span text:style-name="T80">arr</text:span><text:span text:style-name="T71">[i].salary) ? max : </text:span><text:span text:style-name="T80">arr</text:span><text:span text:style-name="T71">[i].salary);</text:span></text:p>
      <text:p text:style-name="P37"><text:span text:style-name="T71"><text:tab/></text:span><text:span text:style-name="T65">return</text:span><text:span text:style-name="T71"> max;</text:span></text:p>
      <text:p text:style-name="P37">}</text:p>
      <text:p text:style-name="P34"><text:span text:style-name="T49">Третья функция форматирует входную строку следующим образом: </text:span><text:span text:style-name="T14">stRiNG → String</text:span><text:span text:style-name="T24">. </text:span><text:span text:style-name="T49">Так, ввод пользователя станет нерегистрозависимым, что уменьшит количество сбоев.</text:span></text:p>
      <text:p text:style-name="P37"><text:span text:style-name="T66">char</text:span><text:span text:style-name="T71"> format(</text:span><text:span text:style-name="T65">char</text:span><text:span text:style-name="T71">* </text:span><text:span text:style-name="T80">str</text:span><text:span text:style-name="T71">) {</text:span></text:p>
      <text:p text:style-name="P37"><text:span text:style-name="T71"><text:tab/></text:span><text:span text:style-name="T65">for</text:span><text:span text:style-name="T71"> (</text:span><text:span text:style-name="T65">unsigned</text:span><text:span text:style-name="T71"> i = 0; (</text:span><text:span text:style-name="T80">str</text:span><text:span text:style-name="T71">[i] != </text:span><text:span text:style-name="T82">'\0'</text:span><text:span text:style-name="T71">); i++) {</text:span></text:p>
      <text:p text:style-name="P37"><text:span text:style-name="T71"><text:tab/><text:tab/></text:span><text:span text:style-name="T65">if</text:span><text:span text:style-name="T71"> (i == 0)</text:span></text:p>
      <text:p text:style-name="P37"><text:span text:style-name="T71"><text:tab/><text:tab/><text:tab/></text:span><text:span text:style-name="T80">str</text:span><text:span text:style-name="T71">[i] = ((</text:span><text:span text:style-name="T80">str</text:span><text:span text:style-name="T71">[i] - </text:span><text:span text:style-name="T82">'a'</text:span><text:span text:style-name="T71"> &lt; 0) ? </text:span><text:span text:style-name="T80">str</text:span><text:span text:style-name="T71">[i] : </text:span><text:span text:style-name="T80">str</text:span><text:span text:style-name="T71">[i] - 32);</text:span></text:p>
      <text:p text:style-name="P37"><text:span text:style-name="T71"><text:tab/><text:tab/></text:span><text:span text:style-name="T65">else</text:span></text:p>
      <text:p text:style-name="P37"><text:span text:style-name="T71"><text:tab/><text:tab/><text:tab/></text:span><text:span text:style-name="T80">str</text:span><text:span text:style-name="T71">[i] = ((</text:span><text:span text:style-name="T80">str</text:span><text:span text:style-name="T71">[i] - </text:span><text:span text:style-name="T82">'a'</text:span><text:span text:style-name="T71"> &lt; 0) ? </text:span><text:span text:style-name="T80">str</text:span><text:span text:style-name="T71">[i] + 32 : </text:span><text:span text:style-name="T80">str</text:span><text:span text:style-name="T71">[i]);</text:span></text:p>
      <text:p text:style-name="P37"><text:tab/><text:tab/>}</text:p>
      <text:p text:style-name="P37"><text:span text:style-name="T71"><text:tab/></text:span><text:span text:style-name="T65">return</text:span><text:span text:style-name="T71">;</text:span></text:p>
      <text:p text:style-name="P37">}</text:p>
      <text:p text:style-name="P48"/>
      <text:list xml:id="list120914085098722" text:continue-numbering="true" text:style-name="L1">
        <text:list-item>
          <text:p text:style-name="P55">Напишем функцию вывода гистограммы:</text:p>
        </text:list-item>
      </text:list>
      <text:list xml:id="list3875525681" text:style-name="L2">
        <text:list-item>
          <text:p text:style-name="P62"><text:span text:style-name="T65">void</text:span><text:span text:style-name="T71"> </text:span><text:span text:style-name="T75">csv_</text:span><text:span text:style-name="T71">print_histogram(</text:span><text:span text:style-name="T77">data</text:span><text:span text:style-name="T71">* </text:span><text:span text:style-name="T80">database</text:span><text:span text:style-name="T71">, </text:span><text:span text:style-name="T65">unsigned</text:span><text:span text:style-name="T71"> </text:span><text:span text:style-name="T80">n</text:span><text:span text:style-name="T71">, </text:span><text:span text:style-name="T65">char</text:span><text:span text:style-name="T71">* </text:span><text:span text:style-name="T80">category</text:span><text:span text:style-name="T71">) {</text:span></text:p>
        </text:list-item>
        <text:list-item>
          <text:p text:style-name="P63"><text:span text:style-name="T71"><text:tab/></text:span><text:span text:style-name="T65">if</text:span><text:span text:style-name="T71"> (</text:span><text:span text:style-name="T80">database</text:span><text:span text:style-name="T71"> == </text:span><text:span text:style-name="T76">NULL</text:span><text:span text:style-name="T71">) {</text:span></text:p>
        </text:list-item>
        <text:list-item>
          <text:p text:style-name="P63"><text:span text:style-name="T71"><text:tab/><text:tab/>fprintf(</text:span><text:span text:style-name="T76">stderr</text:span><text:span text:style-name="T71">, </text:span><text:span text:style-name="T82">"Unable to load database for input.\n"</text:span><text:span text:style-name="T71">);</text:span></text:p>
        </text:list-item>
        <text:list-item>
          <text:p text:style-name="P63"><text:span text:style-name="T71"><text:tab/><text:tab/></text:span><text:span text:style-name="T65">return</text:span><text:span text:style-name="T71">;</text:span></text:p>
        </text:list-item>
        <text:list-item>
          <text:p text:style-name="P63"><text:tab/>}</text:p>
        </text:list-item>
        <text:list-item>
          <text:p text:style-name="P63"/>
        </text:list-item>
        <text:list-item>
          <text:p text:style-name="P63"><text:span text:style-name="T71"><text:tab/></text:span><text:span text:style-name="T65">char</text:span><text:span text:style-name="T71"> key[20];</text:span></text:p>
        </text:list-item>
        <text:list-item>
          <text:p text:style-name="P63"/>
        </text:list-item>
        <text:list-item>
          <text:p text:style-name="P63"><text:span text:style-name="T71"><text:tab/>format(</text:span><text:span text:style-name="T80">category</text:span><text:span text:style-name="T71">);</text:span></text:p>
        </text:list-item>
        <text:list-item>
          <text:p text:style-name="P63"/>
        </text:list-item>
        <text:list-item>
          <text:p text:style-name="P63"><text:span text:style-name="T71"><text:tab/></text:span><text:span text:style-name="T90">//histogram gender/salary</text:span></text:p>
        </text:list-item>
        <text:list-item>
          <text:p text:style-name="P63"><text:span text:style-name="T71"><text:tab/></text:span><text:span text:style-name="T65">if</text:span><text:span text:style-name="T71"> (cmp(</text:span><text:span text:style-name="T80">category</text:span><text:span text:style-name="T71">, </text:span><text:span text:style-name="T82">"Gender"</text:span><text:span text:style-name="T71">) == 0 ) {</text:span></text:p>
        </text:list-item>
        <text:list-item>
          <text:p text:style-name="P63"><text:span text:style-name="T71"><text:tab/><text:tab/>printf(</text:span><text:span text:style-name="T82">"Type the value (Male, Female): "</text:span><text:span text:style-name="T71">);</text:span></text:p>
        </text:list-item>
        <text:list-item>
          <text:p text:style-name="P63"><text:span text:style-name="T71"><text:tab/><text:tab/>scanf(</text:span><text:span text:style-name="T82">"%s"</text:span><text:span text:style-name="T71">, key);</text:span></text:p>
        </text:list-item>
        <text:list-item>
          <text:p text:style-name="P63"><text:tab/><text:tab/>format(key);</text:p>
        </text:list-item>
        <text:list-item>
          <text:p text:style-name="P63"/>
        </text:list-item>
        <text:list-item>
          <text:p text:style-name="P63"><text:span text:style-name="T71"><text:tab/><text:tab/></text:span><text:span text:style-name="T90">//ammount of money per unit</text:span></text:p>
        </text:list-item>
        <text:list-item>
          <text:p text:style-name="P63"><text:span text:style-name="T71"><text:tab/><text:tab/></text:span><text:span text:style-name="T65">int</text:span><text:span text:style-name="T71"> maxsalary = max_salary(</text:span><text:span text:style-name="T80">database</text:span><text:span text:style-name="T71">, </text:span><text:span text:style-name="T80">n</text:span><text:span text:style-name="T71">);</text:span></text:p>
        </text:list-item>
        <text:list-item>
          <text:p text:style-name="P63"><text:span text:style-name="T71"><text:tab/><text:tab/></text:span><text:span text:style-name="T65">const</text:span><text:span text:style-name="T71"> </text:span><text:span text:style-name="T65">int</text:span><text:span text:style-name="T71"> scale = 70;</text:span></text:p>
        </text:list-item>
        <text:list-item>
          <text:p text:style-name="P63"><text:span text:style-name="T71"><text:tab/><text:tab/></text:span><text:span text:style-name="T65">int</text:span><text:span text:style-name="T71"> unit = <text:s/>maxsalary/scale + 1;</text:span></text:p>
        </text:list-item>
        <text:list-item>
          <text:p text:style-name="P63"/>
        </text:list-item>
        <text:list-item>
          <text:p text:style-name="P63"><text:span text:style-name="T71"><text:tab/><text:tab/></text:span><text:span text:style-name="T90">//prints scale</text:span></text:p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28; i++)</text:span></text:p>
        </text:list-item>
        <text:list-item>
          <text:p text:style-name="P63"><text:span text:style-name="T71"><text:tab/><text:tab/><text:tab/>printf(</text:span><text:span text:style-name="T82">" "</text:span><text:span text:style-name="T71">);</text:span></text:p>
        </text:list-item>
        <text:list-item>
          <text:p text:style-name="P63"><text:span text:style-name="T71"><text:tab/><text:tab/>printf(</text:span><text:span text:style-name="T82">"0"</text:span><text:span text:style-name="T71">);</text:span></text:p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scale/2 - 4; i++)</text:span></text:p>
        </text:list-item>
        <text:list-item>
          <text:p text:style-name="P63"><text:span text:style-name="T71"><text:tab/><text:tab/><text:tab/>printf(</text:span><text:span text:style-name="T82">"-"</text:span><text:span text:style-name="T71">);</text:span></text:p>
        </text:list-item>
        <text:list-item>
          <text:p text:style-name="P63"><text:span text:style-name="T71"><text:tab/><text:tab/>printf(</text:span><text:span text:style-name="T82">"%d"</text:span><text:span text:style-name="T71">, maxsalary /2);</text:span></text:p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scale/2 - 4; i++)</text:span></text:p>
        </text:list-item>
        <text:list-item>
          <text:p text:style-name="P63"><text:span text:style-name="T71"><text:tab/><text:tab/><text:tab/>printf(</text:span><text:span text:style-name="T82">"-"</text:span><text:span text:style-name="T71">);</text:span></text:p>
        </text:list-item>
        <text:list-item>
          <text:p text:style-name="P63"><text:span text:style-name="T71"><text:tab/><text:tab/>printf(</text:span><text:span text:style-name="T82">"%d\n"</text:span><text:span text:style-name="T71">, maxsalary);</text:span></text:p>
        </text:list-item>
        <text:list-item>
          <text:p text:style-name="P63"/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</text:span><text:span text:style-name="T80">n</text:span><text:span text:style-name="T71">; i++) {</text:span></text:p>
        </text:list-item>
        <text:list-item>
          <text:p text:style-name="P63"><text:span text:style-name="T71"><text:tab/><text:tab/><text:tab/></text:span><text:span text:style-name="T65">if</text:span><text:span text:style-name="T71"> (cmp(</text:span><text:span text:style-name="T80">database</text:span><text:span text:style-name="T71">[i].gender, key) == 0) {</text:span></text:p>
        </text:list-item>
        <text:list-item>
          <text:p text:style-name="P63"><text:span text:style-name="T71"><text:tab/><text:tab/><text:tab/><text:tab/>printf(</text:span><text:span text:style-name="T82">"%13s %-13s "</text:span><text:span text:style-name="T71">, </text:span><text:span text:style-name="T80">database</text:span><text:span text:style-name="T71">[i].first_name, </text:span><text:span text:style-name="T80">database</text:span><text:span text:style-name="T71">[i].last_name);</text:span></text:p>
        </text:list-item>
        <text:list-item>
          <text:p text:style-name="P63"><text:span text:style-name="T71"><text:tab/><text:tab/><text:tab/><text:tab/></text:span><text:span text:style-name="T65">for</text:span><text:span text:style-name="T71"> (</text:span><text:span text:style-name="T65">unsigned</text:span><text:span text:style-name="T71"> k = 0; k &lt; </text:span><text:span text:style-name="T80">database</text:span><text:span text:style-name="T71">[i].salary / unit + 1; k++) {</text:span></text:p>
        </text:list-item>
        <text:list-item>
          <text:p text:style-name="P63"><text:span text:style-name="T71"><text:tab/><text:tab/><text:tab/><text:tab/><text:tab/>printf(</text:span><text:span text:style-name="T82">"="</text:span><text:span text:style-name="T71">);</text:span></text:p>
        </text:list-item>
        <text:list-item>
          <text:p text:style-name="P63"><text:tab/><text:tab/><text:tab/><text:tab/>}</text:p>
        </text:list-item>
        <text:list-item>
          <text:p text:style-name="P63"><text:span text:style-name="T71"><text:tab/><text:tab/><text:tab/><text:tab/>printf(</text:span><text:span text:style-name="T82">"\n"</text:span><text:span text:style-name="T71">);</text:span></text:p>
        </text:list-item>
        <text:list-item>
          <text:p text:style-name="P63"><text:tab/><text:tab/><text:tab/>}</text:p>
        </text:list-item>
        <text:list-item>
          <text:p text:style-name="P63"><text:tab/><text:tab/>}</text:p>
        </text:list-item>
        <text:list-item>
          <text:p text:style-name="P63"><text:span text:style-name="T71"><text:tab/><text:tab/></text:span><text:span text:style-name="T65">return</text:span><text:span text:style-name="T71">;</text:span></text:p>
        </text:list-item>
        <text:list-item>
          <text:p text:style-name="P63"><text:tab/>}</text:p>
        </text:list-item>
        <text:list-item>
          <text:p text:style-name="P63"><text:span text:style-name="T71"><text:tab/></text:span><text:span text:style-name="T90">//histogram occupation/salary</text:span></text:p>
        </text:list-item>
        <text:list-item>
          <text:p text:style-name="P63"><text:span text:style-name="T71"><text:tab/></text:span><text:span text:style-name="T65">if</text:span><text:span text:style-name="T71"> (cmp(</text:span><text:span text:style-name="T80">category</text:span><text:span text:style-name="T71">, </text:span><text:span text:style-name="T82">"Occupation"</text:span><text:span text:style-name="T71">) == 0) {</text:span></text:p>
        </text:list-item>
        <text:list-item>
          <text:p text:style-name="P63"><text:span text:style-name="T71"><text:tab/><text:tab/>printf(</text:span><text:span text:style-name="T82">"Type the value (Producer, Scientist, etc.): "</text:span><text:span text:style-name="T71">);</text:span></text:p>
        </text:list-item>
        <text:list-item>
          <text:p text:style-name="P63"><text:span text:style-name="T71"><text:tab/><text:tab/>scanf(</text:span><text:span text:style-name="T82">"%s"</text:span><text:span text:style-name="T71">, key);</text:span></text:p>
        </text:list-item>
        <text:list-item>
          <text:p text:style-name="P63"><text:tab/><text:tab/>format(key);</text:p>
        </text:list-item>
        <text:list-item>
          <text:p text:style-name="P63"/>
        </text:list-item>
        <text:list-item>
          <text:p text:style-name="P63"><text:span text:style-name="T71"><text:tab/><text:tab/></text:span><text:span text:style-name="T90">//ammount of money per unit</text:span></text:p>
        </text:list-item>
        <text:list-item>
          <text:p text:style-name="P63"><text:span text:style-name="T71"><text:tab/><text:tab/></text:span><text:span text:style-name="T65">int</text:span><text:span text:style-name="T71"> maxsalary = max_salary(</text:span><text:span text:style-name="T80">database</text:span><text:span text:style-name="T71">, </text:span><text:span text:style-name="T80">n</text:span><text:span text:style-name="T71">);</text:span></text:p>
        </text:list-item>
        <text:list-item>
          <text:p text:style-name="P63"><text:span text:style-name="T71"><text:tab/><text:tab/></text:span><text:span text:style-name="T65">const</text:span><text:span text:style-name="T71"> </text:span><text:span text:style-name="T65">int</text:span><text:span text:style-name="T71"> scale = 70;</text:span></text:p>
        </text:list-item>
        <text:list-item>
          <text:p text:style-name="P63"><text:span text:style-name="T71"><text:tab/><text:tab/></text:span><text:span text:style-name="T65">int</text:span><text:span text:style-name="T71"> unit = maxsalary / scale + 1;</text:span></text:p>
        </text:list-item>
        <text:list-item>
          <text:p text:style-name="P63"/>
        </text:list-item>
        <text:list-item>
          <text:p text:style-name="P63"><text:soft-page-break/><text:span text:style-name="T71"><text:tab/><text:tab/></text:span><text:span text:style-name="T90">//prints scale</text:span></text:p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28; i++)</text:span></text:p>
        </text:list-item>
        <text:list-item>
          <text:p text:style-name="P63"><text:span text:style-name="T71"><text:tab/><text:tab/><text:tab/>printf(</text:span><text:span text:style-name="T82">" "</text:span><text:span text:style-name="T71">);</text:span></text:p>
        </text:list-item>
        <text:list-item>
          <text:p text:style-name="P63"><text:span text:style-name="T71"><text:tab/><text:tab/>printf(</text:span><text:span text:style-name="T82">"0"</text:span><text:span text:style-name="T71">);</text:span></text:p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scale/2 - 4; i++)</text:span></text:p>
        </text:list-item>
        <text:list-item>
          <text:p text:style-name="P63"><text:span text:style-name="T71"><text:tab/><text:tab/><text:tab/>printf(</text:span><text:span text:style-name="T82">"-"</text:span><text:span text:style-name="T71">);</text:span></text:p>
        </text:list-item>
        <text:list-item>
          <text:p text:style-name="P63"><text:span text:style-name="T71"><text:tab/><text:tab/>printf(</text:span><text:span text:style-name="T82">"%d"</text:span><text:span text:style-name="T71">, maxsalary / 2);</text:span></text:p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scale/2 - 4; i++)</text:span></text:p>
        </text:list-item>
        <text:list-item>
          <text:p text:style-name="P63"><text:span text:style-name="T71"><text:tab/><text:tab/><text:tab/>printf(</text:span><text:span text:style-name="T82">"-"</text:span><text:span text:style-name="T71">);</text:span></text:p>
        </text:list-item>
        <text:list-item>
          <text:p text:style-name="P63"><text:span text:style-name="T71"><text:tab/><text:tab/>printf(</text:span><text:span text:style-name="T82">"%d\n"</text:span><text:span text:style-name="T71">, maxsalary);</text:span></text:p>
        </text:list-item>
        <text:list-item>
          <text:p text:style-name="P63"/>
        </text:list-item>
        <text:list-item>
          <text:p text:style-name="P63"><text:span text:style-name="T71"><text:tab/><text:tab/></text:span><text:span text:style-name="T65">for</text:span><text:span text:style-name="T71"> (</text:span><text:span text:style-name="T65">unsigned</text:span><text:span text:style-name="T71"> i = 0; i &lt; </text:span><text:span text:style-name="T80">n</text:span><text:span text:style-name="T71">; i++) {</text:span></text:p>
        </text:list-item>
        <text:list-item>
          <text:p text:style-name="P63"><text:span text:style-name="T71"><text:tab/><text:tab/><text:tab/></text:span><text:span text:style-name="T65">if</text:span><text:span text:style-name="T71"> (cmp(</text:span><text:span text:style-name="T80">database</text:span><text:span text:style-name="T71">[i].occupation, key) == 0) {</text:span></text:p>
        </text:list-item>
        <text:list-item>
          <text:p text:style-name="P63"><text:span text:style-name="T71"><text:tab/><text:tab/><text:tab/><text:tab/>printf(</text:span><text:span text:style-name="T82">"%13s %-13s "</text:span><text:span text:style-name="T71">, </text:span><text:span text:style-name="T80">database</text:span><text:span text:style-name="T71">[i].first_name, </text:span><text:span text:style-name="T80">database</text:span><text:span text:style-name="T71">[i].last_name);</text:span></text:p>
        </text:list-item>
        <text:list-item>
          <text:p text:style-name="P63"><text:span text:style-name="T71"><text:tab/><text:tab/><text:tab/><text:tab/></text:span><text:span text:style-name="T65">for</text:span><text:span text:style-name="T71"> (</text:span><text:span text:style-name="T65">unsigned</text:span><text:span text:style-name="T71"> k = 0; k &lt; </text:span><text:span text:style-name="T80">database</text:span><text:span text:style-name="T71">[i].salary / unit + 1; k++) {</text:span></text:p>
        </text:list-item>
        <text:list-item>
          <text:p text:style-name="P63"><text:span text:style-name="T71"><text:tab/><text:tab/><text:tab/><text:tab/><text:tab/>printf(</text:span><text:span text:style-name="T82">"="</text:span><text:span text:style-name="T71">);</text:span></text:p>
        </text:list-item>
        <text:list-item>
          <text:p text:style-name="P63"><text:tab/><text:tab/><text:tab/><text:tab/>}</text:p>
        </text:list-item>
        <text:list-item>
          <text:p text:style-name="P63"><text:span text:style-name="T71"><text:tab/><text:tab/><text:tab/><text:tab/>printf(</text:span><text:span text:style-name="T82">"\n"</text:span><text:span text:style-name="T71">);</text:span></text:p>
        </text:list-item>
        <text:list-item>
          <text:p text:style-name="P63"><text:tab/><text:tab/><text:tab/>}</text:p>
        </text:list-item>
        <text:list-item>
          <text:p text:style-name="P63"><text:tab/><text:tab/>}</text:p>
        </text:list-item>
        <text:list-item>
          <text:p text:style-name="P63"><text:span text:style-name="T71"><text:tab/><text:tab/></text:span><text:span text:style-name="T65">return</text:span><text:span text:style-name="T71">;</text:span></text:p>
        </text:list-item>
        <text:list-item>
          <text:p text:style-name="P63"><text:tab/>}</text:p>
        </text:list-item>
        <text:list-item>
          <text:p text:style-name="P63"/>
        </text:list-item>
        <text:list-item>
          <text:p text:style-name="P63"><text:span text:style-name="T71"><text:tab/>fprintf(</text:span><text:span text:style-name="T76">stderr</text:span><text:span text:style-name="T71">, </text:span><text:span text:style-name="T82">"No such category.\n"</text:span><text:span text:style-name="T71">);</text:span></text:p>
        </text:list-item>
        <text:list-item>
          <text:p text:style-name="P63"><text:span text:style-name="T71"><text:tab/></text:span><text:span text:style-name="T65">return</text:span><text:span text:style-name="T71">;</text:span></text:p>
        </text:list-item>
        <text:list-item>
          <text:p text:style-name="P63">}</text:p>
        </text:list-item>
      </text:list>
      <text:p text:style-name="P24">В строках 12 и 4<text:span text:style-name="T32">5</text:span> программа определяет введенную категорию и производит дальнейшие операции. Если же введенная категория неверна, то программа закнчивается ошибкой (строка 7<text:span text:style-name="T32">8</text:span>).</text:p>
      <text:p text:style-name="P35"><text:span text:style-name="T50">На примере кода для </text:span><text:span text:style-name="T15">gender </text:span><text:span text:style-name="T50">(строки 12-4</text:span><text:span text:style-name="T25">3</text:span><text:span text:style-name="T50">) расс</text:span><text:span text:style-name="T52">м</text:span><text:span text:style-name="T50">отрим работу программы. В строках 13-15 пользователь вводит ключ </text:span><text:span text:style-name="T51">фильтрации </text:span><text:span text:style-name="T16">key</text:span><text:span text:style-name="T54">, </text:span><text:span text:style-name="T51">по которому внутри категории отбираются определенные значения (для пола это либо мужчина, либо женщина). В строке 18 записывается значение максимальной зарплаты в назначенную переменную, в строке 19 определяется целочисленная константа максимальной длины гистограммы, а в строке 19 вычисляется кол-во денег на одну ячейку гистограммы (</text:span><text:span text:style-name="T16">unit</text:span><text:span text:style-name="T51">). </text:span><text:span text:style-name="T52">В строках 23-31 выводится ось зарплаты, а в строках 33-43 выводится столбец зарплат людей, соответсвующих ключу.</text:span></text:p>
      <text:list xml:id="list120913724373836" text:continue-list="list120914085098722" text:style-name="L1">
        <text:list-item>
          <text:p text:style-name="P49">В файле <text:span text:style-name="T9">main.c </text:span>в переменную <text:span text:style-name="T9">input </text:span>считывается файл, ссылка на который указывается первым аргументом при запуске <text:span text:style-name="T9">CSV.exe </text:span>в командной строке. Затем процедура <text:span text:style-name="T9">print_histogram</text:span>выводит гистограмму по ключу, взятому из второго аргумента.</text:p>
        </text:list-item>
      </text:list>
      <text:p text:style-name="P37"><text:span text:style-name="T68">int</text:span><text:span text:style-name="T71"> main(</text:span><text:span text:style-name="T65">int</text:span><text:span text:style-name="T71"> </text:span><text:span text:style-name="T80">argc</text:span><text:span text:style-name="T71">, </text:span><text:span text:style-name="T65">char</text:span><text:span text:style-name="T71">** </text:span><text:span text:style-name="T80">argv</text:span><text:span text:style-name="T71">) {</text:span></text:p>
      <text:p text:style-name="P37"><text:tab/></text:p>
      <text:p text:style-name="P37"><text:span text:style-name="T71"><text:tab/></text:span><text:span text:style-name="T77">summary</text:span><text:span text:style-name="T71"> input = csv_read(</text:span><text:span text:style-name="T80">argv</text:span><text:span text:style-name="T71">[1]);</text:span></text:p>
      <text:p text:style-name="P37"><text:span text:style-name="T71"><text:tab/></text:span><text:span text:style-name="T74">csv_</text:span><text:span text:style-name="T71">print_histogram(input.database, input.length, </text:span><text:span text:style-name="T80">argv</text:span><text:span text:style-name="T71">[2]);</text:span></text:p>
      <text:p text:style-name="P61"><text:span text:style-name="T71"><text:tab/>free(input);</text:span></text:p>
      <text:p text:style-name="P37"><text:span text:style-name="T71"><text:tab/></text:span><text:span text:style-name="T65">return</text:span><text:span text:style-name="T71"> 0;</text:span></text:p>
      <text:p text:style-name="P37">}</text:p>
      <text:p text:style-name="P25"/>
      <text:h text:style-name="P41" text:outline-level="1"><text:span text:style-name="T5">3</text:span><text:span text:style-name="T4"> </text:span><text:span text:style-name="T2">ВЫВОД</text:span></text:h>
      <text:p text:style-name="P36"><text:span text:style-name="T95">По итогу работы я </text:span><text:span text:style-name="T94">н</text:span><text:span text:style-name="T86">аписа</text:span><text:span text:style-name="T94">л</text:span><text:span text:style-name="T86"> консольное приложение, котор</text:span><text:span text:style-name="T87">ое</text:span><text:span text:style-name="T86"> счит</text:span><text:span text:style-name="T94">ыв</text:span><text:span text:style-name="T86">ает данные </text:span><text:span text:style-name="T87">из </text:span><text:span text:style-name="T26">CSV </text:span><text:span text:style-name="T53">файла </text:span><text:span text:style-name="T86">и </text:span><text:span text:style-name="T94">выводит гистограмму зарплаты по заданной категории и ключу</text:span><text:span text:style-name="T8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cm" loext:contextual-spacing="true" fo:line-height="150%" fo:text-align="center" style:justify-single-word="false" fo:orphans="0" fo:widows="0" fo:text-indent="1.251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од" style:family="paragraph" style:parent-style-name="Standard">
      <loext:graphic-properties draw:fill="none" draw:fill-color="#729fcf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Courier New" fo:font-family="'Courier New'" style:font-family-generic="modern" style:font-pitch="fixed" fo:font-size="10pt" officeooo:rsid="00219af6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7T14:04:34.773000000</meta:creation-date>
    <dc:date>2022-06-17T12:08:53.624000000</dc:date>
    <meta:editing-duration>PT9H48M31S</meta:editing-duration>
    <meta:editing-cycles>105</meta:editing-cycles>
    <meta:generator>LibreOffice/6.4.3.2$Windows_x86 LibreOffice_project/747b5d0ebf89f41c860ec2a39efd7cb15b54f2d8</meta:generator>
    <meta:document-statistic meta:table-count="3" meta:image-count="0" meta:object-count="0" meta:page-count="8" meta:paragraph-count="271" meta:word-count="1440" meta:character-count="9552" meta:non-whitespace-character-count="8048"/>
  </office:meta>
</office:document-meta>
</file>